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Pictures/2000000D000000DF000000DFCBF3253A.svm" manifest:media-type=""/>
  <manifest:file-entry manifest:full-path="Object 1/Pictures/2000000D000000DF000000DF2B264CF0.svm" manifest:media-type=""/>
  <manifest:file-entry manifest:full-path="Object 1/Pictures/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1d</text:p>
          </table:table-cell>
          <table:table-cell office:value-type="string">
            <text:p>3d</text:p>
          </table:table-cell>
          <table:table-cell table:number-columns-repeated="3"/>
        </table:table-row>
        <table:table-row table:style-name="ro1">
          <table:table-cell office:value-type="float" office:value="2.025">
            <text:p>2.025</text:p>
          </table:table-cell>
          <table:table-cell office:value-type="float" office:value="1.53416">
            <text:p>1.53416</text:p>
          </table:table-cell>
          <table:table-cell office:value-type="float" office:value="1.81784">
            <text:p>1.81784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.075">
            <text:p>6.075</text:p>
          </table:table-cell>
          <table:table-cell office:value-type="float" office:value="4.43617">
            <text:p>4.43617</text:p>
          </table:table-cell>
          <table:table-cell office:value-type="float" office:value="5.2271">
            <text:p>5.2271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.125">
            <text:p>10.125</text:p>
          </table:table-cell>
          <table:table-cell office:value-type="float" office:value="6.8266">
            <text:p>6.8266</text:p>
          </table:table-cell>
          <table:table-cell office:value-type="float" office:value="7.99796">
            <text:p>7.99796</text:p>
          </table:table-cell>
          <table:table-cell table:formula="of:=LN([.A4])/0.41+5.2" office:value-type="float" office:value="10.8463600316893">
            <text:p>10.846360031689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4.175">
            <text:p>14.175</text:p>
          </table:table-cell>
          <table:table-cell office:value-type="float" office:value="8.57648">
            <text:p>8.57648</text:p>
          </table:table-cell>
          <table:table-cell office:value-type="float" office:value="9.97407">
            <text:p>9.97407</text:p>
          </table:table-cell>
          <table:table-cell table:formula="of:=LN([.A5])/0.41+5.2" office:value-type="float" office:value="11.6670240234483">
            <text:p>11.6670240234483</text:p>
          </table:table-cell>
          <table:table-cell office:value-type="float" office:value="4">
            <text:p>4</text:p>
            <draw:frame table:end-cell-address="Sheet1.L31" table:end-x="0.1378in" table:end-y="0.0272in" draw:z-index="0" draw:style-name="gr1" svg:width="5.8783in" svg:height="4.5709in" svg:x="0.4827in" svg:y="0.0614in">
              <draw:object draw:notify-on-update-of-ranges="Sheet1.A2:Sheet1.A100 Sheet1.B2:Sheet1.B100 Sheet1.A2:Sheet1.A100 Sheet1.C2:Sheet1.C100 Sheet1.A2:Sheet1.A100 Sheet1.D2:Sheet1.D100 Sheet1.E2:Sheet1.E14 Sheet1.E2:Sheet1.E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.225">
            <text:p>18.225</text:p>
          </table:table-cell>
          <table:table-cell office:value-type="float" office:value="9.79805">
            <text:p>9.79805</text:p>
          </table:table-cell>
          <table:table-cell office:value-type="float" office:value="11.39">
            <text:p>11.39</text:p>
          </table:table-cell>
          <table:table-cell table:formula="of:=LN([.A6])/0.41+5.2" office:value-type="float" office:value="12.2799860436457">
            <text:p>12.2799860436457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2.275">
            <text:p>22.275</text:p>
          </table:table-cell>
          <table:table-cell office:value-type="float" office:value="10.6992">
            <text:p>10.6992</text:p>
          </table:table-cell>
          <table:table-cell office:value-type="float" office:value="12.3938">
            <text:p>12.3938</text:p>
          </table:table-cell>
          <table:table-cell table:formula="of:=LN([.A7])/0.41+5.2" office:value-type="float" office:value="12.7694267642851">
            <text:p>12.7694267642851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6.325">
            <text:p>26.325</text:p>
          </table:table-cell>
          <table:table-cell office:value-type="float" office:value="11.3787">
            <text:p>11.3787</text:p>
          </table:table-cell>
          <table:table-cell office:value-type="float" office:value="13.1504">
            <text:p>13.1504</text:p>
          </table:table-cell>
          <table:table-cell table:formula="of:=LN([.A8])/0.41+5.2" office:value-type="float" office:value="13.1768757512684">
            <text:p>13.176875751268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30.375">
            <text:p>30.375</text:p>
          </table:table-cell>
          <table:table-cell office:value-type="float" office:value="11.901">
            <text:p>11.901</text:p>
          </table:table-cell>
          <table:table-cell office:value-type="float" office:value="13.75">
            <text:p>13.75</text:p>
          </table:table-cell>
          <table:table-cell table:formula="of:=LN([.A9])/0.41+5.2" office:value-type="float" office:value="13.5259021991725">
            <text:p>13.525902199172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34.425">
            <text:p>34.425</text:p>
          </table:table-cell>
          <table:table-cell office:value-type="float" office:value="12.3231">
            <text:p>12.3231</text:p>
          </table:table-cell>
          <table:table-cell office:value-type="float" office:value="14.2391">
            <text:p>14.2391</text:p>
          </table:table-cell>
          <table:table-cell table:formula="of:=LN([.A10])/0.41+5.2" office:value-type="float" office:value="13.8311781575969">
            <text:p>13.8311781575969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38.475">
            <text:p>38.475</text:p>
          </table:table-cell>
          <table:table-cell office:value-type="float" office:value="12.6672">
            <text:p>12.6672</text:p>
          </table:table-cell>
          <table:table-cell office:value-type="float" office:value="14.6129">
            <text:p>14.6129</text:p>
          </table:table-cell>
          <table:table-cell table:formula="of:=LN([.A11])/0.41+5.2" office:value-type="float" office:value="14.1024601944511">
            <text:p>14.10246019445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42.525">
            <text:p>42.525</text:p>
          </table:table-cell>
          <table:table-cell office:value-type="float" office:value="12.9643">
            <text:p>12.9643</text:p>
          </table:table-cell>
          <table:table-cell office:value-type="float" office:value="14.912">
            <text:p>14.912</text:p>
          </table:table-cell>
          <table:table-cell table:formula="of:=LN([.A12])/0.41+5.2" office:value-type="float" office:value="14.3465661909315">
            <text:p>14.3465661909315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46.575">
            <text:p>46.575</text:p>
          </table:table-cell>
          <table:table-cell office:value-type="float" office:value="13.214">
            <text:p>13.214</text:p>
          </table:table-cell>
          <table:table-cell office:value-type="float" office:value="15.1812">
            <text:p>15.1812</text:p>
          </table:table-cell>
          <table:table-cell table:formula="of:=LN([.A13])/0.41+5.2" office:value-type="float" office:value="14.5684485767992">
            <text:p>14.5684485767992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50.625">
            <text:p>50.625</text:p>
          </table:table-cell>
          <table:table-cell office:value-type="float" office:value="13.4291">
            <text:p>13.4291</text:p>
          </table:table-cell>
          <table:table-cell office:value-type="float" office:value="15.4195">
            <text:p>15.4195</text:p>
          </table:table-cell>
          <table:table-cell table:formula="of:=LN([.A14])/0.41+5.2" office:value-type="float" office:value="14.7718183546993">
            <text:p>14.7718183546993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54.675">
            <text:p>54.675</text:p>
          </table:table-cell>
          <table:table-cell office:value-type="float" office:value="13.6331">
            <text:p>13.6331</text:p>
          </table:table-cell>
          <table:table-cell office:value-type="float" office:value="15.6273">
            <text:p>15.6273</text:p>
          </table:table-cell>
          <table:table-cell table:formula="of:=LN([.A15])/0.41+5.2" office:value-type="float" office:value="14.9595282111289">
            <text:p>14.9595282111289</text:p>
          </table:table-cell>
          <table:table-cell table:number-columns-repeated="2"/>
        </table:table-row>
        <table:table-row table:style-name="ro1">
          <table:table-cell office:value-type="float" office:value="58.725">
            <text:p>58.725</text:p>
          </table:table-cell>
          <table:table-cell office:value-type="float" office:value="13.8183">
            <text:p>13.8183</text:p>
          </table:table-cell>
          <table:table-cell office:value-type="float" office:value="15.8045">
            <text:p>15.8045</text:p>
          </table:table-cell>
          <table:table-cell table:formula="of:=LN([.A16])/0.41+5.2" office:value-type="float" office:value="15.1338183671829">
            <text:p>15.1338183671829</text:p>
          </table:table-cell>
          <table:table-cell table:number-columns-repeated="2"/>
        </table:table-row>
        <table:table-row table:style-name="ro1">
          <table:table-cell office:value-type="float" office:value="62.775">
            <text:p>62.775</text:p>
          </table:table-cell>
          <table:table-cell office:value-type="float" office:value="14.007">
            <text:p>14.007</text:p>
          </table:table-cell>
          <table:table-cell office:value-type="float" office:value="15.972">
            <text:p>15.972</text:p>
          </table:table-cell>
          <table:table-cell table:formula="of:=LN([.A17])/0.41+5.2" office:value-type="float" office:value="15.296480256204">
            <text:p>15.296480256204</text:p>
          </table:table-cell>
          <table:table-cell table:number-columns-repeated="2"/>
        </table:table-row>
        <table:table-row table:style-name="ro1">
          <table:table-cell office:value-type="float" office:value="66.825">
            <text:p>66.825</text:p>
          </table:table-cell>
          <table:table-cell office:value-type="float" office:value="14.2027">
            <text:p>14.2027</text:p>
          </table:table-cell>
          <table:table-cell office:value-type="float" office:value="16.1377">
            <text:p>16.1377</text:p>
          </table:table-cell>
          <table:table-cell table:formula="of:=LN([.A18])/0.41+5.2" office:value-type="float" office:value="15.4489689317683">
            <text:p>15.4489689317683</text:p>
          </table:table-cell>
          <table:table-cell table:number-columns-repeated="2"/>
        </table:table-row>
        <table:table-row table:style-name="ro1">
          <table:table-cell office:value-type="float" office:value="70.875">
            <text:p>70.875</text:p>
          </table:table-cell>
          <table:table-cell office:value-type="float" office:value="14.3696">
            <text:p>14.3696</text:p>
          </table:table-cell>
          <table:table-cell office:value-type="float" office:value="16.284">
            <text:p>16.284</text:p>
          </table:table-cell>
          <table:table-cell table:formula="of:=LN([.A19])/0.41+5.2" office:value-type="float" office:value="15.5924823464583">
            <text:p>15.5924823464583</text:p>
          </table:table-cell>
          <table:table-cell table:number-columns-repeated="2"/>
        </table:table-row>
        <table:table-row table:style-name="ro1">
          <table:table-cell office:value-type="float" office:value="74.925">
            <text:p>74.925</text:p>
          </table:table-cell>
          <table:table-cell office:value-type="float" office:value="14.52">
            <text:p>14.52</text:p>
          </table:table-cell>
          <table:table-cell office:value-type="float" office:value="16.4409">
            <text:p>16.4409</text:p>
          </table:table-cell>
          <table:table-cell table:formula="of:=LN([.A20])/0.41+5.2" office:value-type="float" office:value="15.7280185687871">
            <text:p>15.7280185687871</text:p>
          </table:table-cell>
          <table:table-cell table:number-columns-repeated="2"/>
        </table:table-row>
        <table:table-row table:style-name="ro1">
          <table:table-cell office:value-type="float" office:value="78.975">
            <text:p>78.975</text:p>
          </table:table-cell>
          <table:table-cell office:value-type="float" office:value="14.6802">
            <text:p>14.6802</text:p>
          </table:table-cell>
          <table:table-cell office:value-type="float" office:value="16.5898">
            <text:p>16.5898</text:p>
          </table:table-cell>
          <table:table-cell table:formula="of:=LN([.A21])/0.41+5.2" office:value-type="float" office:value="15.8564179187516">
            <text:p>15.8564179187516</text:p>
          </table:table-cell>
          <table:table-cell table:number-columns-repeated="2"/>
        </table:table-row>
        <table:table-row table:style-name="ro1">
          <table:table-cell office:value-type="float" office:value="83.025">
            <text:p>83.025</text:p>
          </table:table-cell>
          <table:table-cell office:value-type="float" office:value="14.8437">
            <text:p>14.8437</text:p>
          </table:table-cell>
          <table:table-cell office:value-type="float" office:value="16.7048">
            <text:p>16.7048</text:p>
          </table:table-cell>
          <table:table-cell table:formula="of:=LN([.A22])/0.41+5.2" office:value-type="float" office:value="15.9783945542995">
            <text:p>15.9783945542995</text:p>
          </table:table-cell>
          <table:table-cell table:number-columns-repeated="2"/>
        </table:table-row>
        <table:table-row table:style-name="ro1">
          <table:table-cell office:value-type="float" office:value="87.075">
            <text:p>87.075</text:p>
          </table:table-cell>
          <table:table-cell office:value-type="float" office:value="15.012">
            <text:p>15.012</text:p>
          </table:table-cell>
          <table:table-cell office:value-type="float" office:value="16.8027">
            <text:p>16.8027</text:p>
          </table:table-cell>
          <table:table-cell table:formula="of:=LN([.A23])/0.41+5.2" office:value-type="float" office:value="16.0945605274441">
            <text:p>16.0945605274441</text:p>
          </table:table-cell>
          <table:table-cell table:number-columns-repeated="2"/>
        </table:table-row>
        <table:table-row table:style-name="ro1">
          <table:table-cell office:value-type="float" office:value="91.125">
            <text:p>91.125</text:p>
          </table:table-cell>
          <table:table-cell office:value-type="float" office:value="15.1672">
            <text:p>15.1672</text:p>
          </table:table-cell>
          <table:table-cell office:value-type="float" office:value="16.9166">
            <text:p>16.9166</text:p>
          </table:table-cell>
          <table:table-cell table:formula="of:=LN([.A24])/0.41+5.2" office:value-type="float" office:value="16.2054443666557">
            <text:p>16.2054443666557</text:p>
          </table:table-cell>
          <table:table-cell table:number-columns-repeated="2"/>
        </table:table-row>
        <table:table-row table:style-name="ro1">
          <table:table-cell office:value-type="float" office:value="95.175">
            <text:p>95.175</text:p>
          </table:table-cell>
          <table:table-cell office:value-type="float" office:value="15.3224">
            <text:p>15.3224</text:p>
          </table:table-cell>
          <table:table-cell office:value-type="float" office:value="17.0088">
            <text:p>17.0088</text:p>
          </table:table-cell>
          <table:table-cell table:formula="of:=LN([.A25])/0.41+5.2" office:value-type="float" office:value="16.3115056152892">
            <text:p>16.3115056152892</text:p>
          </table:table-cell>
          <table:table-cell table:number-columns-repeated="2"/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15.4875">
            <text:p>15.4875</text:p>
          </table:table-cell>
          <table:table-cell office:value-type="float" office:value="17.0981">
            <text:p>17.0981</text:p>
          </table:table-cell>
          <table:table-cell table:formula="of:=LN([.A26])/0.41+5.2" office:value-type="float" office:value="16.4131463382174">
            <text:p>16.4131463382174</text:p>
          </table:table-cell>
          <table:table-cell table:number-columns-repeated="2"/>
        </table:table-row>
        <table:table-row table:style-name="ro1">
          <table:table-cell office:value-type="float" office:value="103.275">
            <text:p>103.275</text:p>
          </table:table-cell>
          <table:table-cell office:value-type="float" office:value="15.6475">
            <text:p>15.6475</text:p>
          </table:table-cell>
          <table:table-cell office:value-type="float" office:value="17.1915">
            <text:p>17.1915</text:p>
          </table:table-cell>
          <table:table-cell table:formula="of:=LN([.A27])/0.41+5.2" office:value-type="float" office:value="16.5107203250801">
            <text:p>16.5107203250801</text:p>
          </table:table-cell>
          <table:table-cell table:number-columns-repeated="2"/>
        </table:table-row>
        <table:table-row table:style-name="ro1">
          <table:table-cell office:value-type="float" office:value="107.325">
            <text:p>107.325</text:p>
          </table:table-cell>
          <table:table-cell office:value-type="float" office:value="15.7974">
            <text:p>15.7974</text:p>
          </table:table-cell>
          <table:table-cell office:value-type="float" office:value="17.2982">
            <text:p>17.2982</text:p>
          </table:table-cell>
          <table:table-cell table:formula="of:=LN([.A28])/0.41+5.2" office:value-type="float" office:value="16.604540522221">
            <text:p>16.604540522221</text:p>
          </table:table-cell>
          <table:table-cell table:number-columns-repeated="2"/>
        </table:table-row>
        <table:table-row table:style-name="ro1">
          <table:table-cell office:value-type="float" office:value="111.375">
            <text:p>111.375</text:p>
          </table:table-cell>
          <table:table-cell office:value-type="float" office:value="15.9567">
            <text:p>15.9567</text:p>
          </table:table-cell>
          <table:table-cell office:value-type="float" office:value="17.4193">
            <text:p>17.4193</text:p>
          </table:table-cell>
          <table:table-cell table:formula="of:=LN([.A29])/0.41+5.2" office:value-type="float" office:value="16.6948850872951">
            <text:p>16.6948850872951</text:p>
          </table:table-cell>
          <table:table-cell table:number-columns-repeated="2"/>
        </table:table-row>
        <table:table-row table:style-name="ro1">
          <table:table-cell office:value-type="float" office:value="115.425">
            <text:p>115.425</text:p>
          </table:table-cell>
          <table:table-cell office:value-type="float" office:value="16.1068">
            <text:p>16.1068</text:p>
          </table:table-cell>
          <table:table-cell office:value-type="float" office:value="17.5207">
            <text:p>17.5207</text:p>
          </table:table-cell>
          <table:table-cell table:formula="of:=LN([.A30])/0.41+5.2" office:value-type="float" office:value="16.7820023619343">
            <text:p>16.7820023619343</text:p>
          </table:table-cell>
          <table:table-cell table:number-columns-repeated="2"/>
        </table:table-row>
        <table:table-row table:style-name="ro1">
          <table:table-cell office:value-type="float" office:value="119.475">
            <text:p>119.475</text:p>
          </table:table-cell>
          <table:table-cell office:value-type="float" office:value="16.2719">
            <text:p>16.2719</text:p>
          </table:table-cell>
          <table:table-cell office:value-type="float" office:value="17.6285">
            <text:p>17.6285</text:p>
          </table:table-cell>
          <table:table-cell table:formula="of:=LN([.A31])/0.41+5.2" office:value-type="float" office:value="16.8661149864981">
            <text:p>16.8661149864981</text:p>
          </table:table-cell>
          <table:table-cell table:number-columns-repeated="2"/>
        </table:table-row>
        <table:table-row table:style-name="ro1">
          <table:table-cell office:value-type="float" office:value="123.525">
            <text:p>123.525</text:p>
          </table:table-cell>
          <table:table-cell office:value-type="float" office:value="16.4676">
            <text:p>16.4676</text:p>
          </table:table-cell>
          <table:table-cell office:value-type="float" office:value="17.7381">
            <text:p>17.7381</text:p>
          </table:table-cell>
          <table:table-cell table:formula="of:=LN([.A32])/0.41+5.2" office:value-type="float" office:value="16.9474233286142">
            <text:p>16.9474233286142</text:p>
          </table:table-cell>
          <table:table-cell table:number-columns-repeated="2"/>
        </table:table-row>
        <table:table-row table:style-name="ro1">
          <table:table-cell office:value-type="float" office:value="127.575">
            <text:p>127.575</text:p>
          </table:table-cell>
          <table:table-cell office:value-type="float" office:value="16.6469">
            <text:p>16.6469</text:p>
          </table:table-cell>
          <table:table-cell office:value-type="float" office:value="17.8512">
            <text:p>17.8512</text:p>
          </table:table-cell>
          <table:table-cell table:formula="of:=LN([.A33])/0.41+5.2" office:value-type="float" office:value="17.0261083584147">
            <text:p>17.0261083584147</text:p>
          </table:table-cell>
          <table:table-cell table:number-columns-repeated="2"/>
        </table:table-row>
        <table:table-row table:style-name="ro1">
          <table:table-cell office:value-type="float" office:value="131.625">
            <text:p>131.625</text:p>
          </table:table-cell>
          <table:table-cell office:value-type="float" office:value="16.8124">
            <text:p>16.8124</text:p>
          </table:table-cell>
          <table:table-cell office:value-type="float" office:value="17.9518">
            <text:p>17.9518</text:p>
          </table:table-cell>
          <table:table-cell table:formula="of:=LN([.A34])/0.41+5.2" office:value-type="float" office:value="17.1023340742784">
            <text:p>17.1023340742784</text:p>
          </table:table-cell>
          <table:table-cell table:number-columns-repeated="2"/>
        </table:table-row>
        <table:table-row table:style-name="ro1">
          <table:table-cell office:value-type="float" office:value="135.675">
            <text:p>135.675</text:p>
          </table:table-cell>
          <table:table-cell office:value-type="float" office:value="16.9501">
            <text:p>16.9501</text:p>
          </table:table-cell>
          <table:table-cell office:value-type="float" office:value="18.0329">
            <text:p>18.0329</text:p>
          </table:table-cell>
          <table:table-cell table:formula="of:=LN([.A35])/0.41+5.2" office:value-type="float" office:value="17.1762495608524">
            <text:p>17.1762495608524</text:p>
          </table:table-cell>
          <table:table-cell table:number-columns-repeated="2"/>
        </table:table-row>
        <table:table-row table:style-name="ro1">
          <table:table-cell office:value-type="float" office:value="139.725">
            <text:p>139.725</text:p>
          </table:table-cell>
          <table:table-cell office:value-type="float" office:value="17.1021">
            <text:p>17.1021</text:p>
          </table:table-cell>
          <table:table-cell office:value-type="float" office:value="18.1142">
            <text:p>18.1142</text:p>
          </table:table-cell>
          <table:table-cell table:formula="of:=LN([.A36])/0.41+5.2" office:value-type="float" office:value="17.2479907442823">
            <text:p>17.2479907442823</text:p>
          </table:table-cell>
          <table:table-cell table:number-columns-repeated="2"/>
        </table:table-row>
        <table:table-row table:style-name="ro1">
          <table:table-cell office:value-type="float" office:value="143.775">
            <text:p>143.775</text:p>
          </table:table-cell>
          <table:table-cell office:value-type="float" office:value="17.2721">
            <text:p>17.2721</text:p>
          </table:table-cell>
          <table:table-cell office:value-type="float" office:value="18.2051">
            <text:p>18.2051</text:p>
          </table:table-cell>
          <table:table-cell table:formula="of:=LN([.A37])/0.41+5.2" office:value-type="float" office:value="17.3176818965849">
            <text:p>17.3176818965849</text:p>
          </table:table-cell>
          <table:table-cell table:number-columns-repeated="2"/>
        </table:table-row>
        <table:table-row table:style-name="ro1">
          <table:table-cell office:value-type="float" office:value="147.825">
            <text:p>147.825</text:p>
          </table:table-cell>
          <table:table-cell office:value-type="float" office:value="17.4855">
            <text:p>17.4855</text:p>
          </table:table-cell>
          <table:table-cell office:value-type="float" office:value="18.2966">
            <text:p>18.2966</text:p>
          </table:table-cell>
          <table:table-cell table:formula="of:=LN([.A38])/0.41+5.2" office:value-type="float" office:value="17.3854369309924">
            <text:p>17.3854369309924</text:p>
          </table:table-cell>
          <table:table-cell table:number-columns-repeated="2"/>
        </table:table-row>
        <table:table-row table:style-name="ro1">
          <table:table-cell office:value-type="float" office:value="151.875">
            <text:p>151.875</text:p>
          </table:table-cell>
          <table:table-cell office:value-type="float" office:value="17.658">
            <text:p>17.658</text:p>
          </table:table-cell>
          <table:table-cell office:value-type="float" office:value="18.3922">
            <text:p>18.3922</text:p>
          </table:table-cell>
          <table:table-cell table:formula="of:=LN([.A39])/0.41+5.2" office:value-type="float" office:value="17.4513605221825">
            <text:p>17.4513605221825</text:p>
          </table:table-cell>
          <table:table-cell table:number-columns-repeated="2"/>
        </table:table-row>
        <table:table-row table:style-name="ro1">
          <table:table-cell office:value-type="float" office:value="155.925">
            <text:p>155.925</text:p>
          </table:table-cell>
          <table:table-cell office:value-type="float" office:value="17.8494">
            <text:p>17.8494</text:p>
          </table:table-cell>
          <table:table-cell office:value-type="float" office:value="18.4745">
            <text:p>18.4745</text:p>
          </table:table-cell>
          <table:table-cell table:formula="of:=LN([.A40])/0.41+5.2" office:value-type="float" office:value="17.5155490790541">
            <text:p>17.5155490790541</text:p>
          </table:table-cell>
          <table:table-cell table:number-columns-repeated="2"/>
        </table:table-row>
        <table:table-row table:style-name="ro1">
          <table:table-cell office:value-type="float" office:value="159.975">
            <text:p>159.975</text:p>
          </table:table-cell>
          <table:table-cell office:value-type="float" office:value="18.008">
            <text:p>18.008</text:p>
          </table:table-cell>
          <table:table-cell office:value-type="float" office:value="18.5585">
            <text:p>18.5585</text:p>
          </table:table-cell>
          <table:table-cell table:formula="of:=LN([.A41])/0.41+5.2" office:value-type="float" office:value="17.5780915927452">
            <text:p>17.5780915927452</text:p>
          </table:table-cell>
          <table:table-cell table:number-columns-repeated="2"/>
        </table:table-row>
        <table:table-row table:style-name="ro1">
          <table:table-cell office:value-type="float" office:value="164.025">
            <text:p>164.025</text:p>
          </table:table-cell>
          <table:table-cell office:value-type="float" office:value="18.1404">
            <text:p>18.1404</text:p>
          </table:table-cell>
          <table:table-cell office:value-type="float" office:value="18.6508">
            <text:p>18.6508</text:p>
          </table:table-cell>
          <table:table-cell table:formula="of:=LN([.A42])/0.41+5.2" office:value-type="float" office:value="17.6390703786121">
            <text:p>17.6390703786121</text:p>
          </table:table-cell>
          <table:table-cell table:number-columns-repeated="2"/>
        </table:table-row>
        <table:table-row table:style-name="ro1">
          <table:table-cell office:value-type="float" office:value="168.075">
            <text:p>168.075</text:p>
          </table:table-cell>
          <table:table-cell office:value-type="float" office:value="18.2864">
            <text:p>18.2864</text:p>
          </table:table-cell>
          <table:table-cell office:value-type="float" office:value="18.7412">
            <text:p>18.7412</text:p>
          </table:table-cell>
          <table:table-cell table:formula="of:=LN([.A43])/0.41+5.2" office:value-type="float" office:value="17.6985617276954">
            <text:p>17.6985617276954</text:p>
          </table:table-cell>
          <table:table-cell table:number-columns-repeated="2"/>
        </table:table-row>
        <table:table-row table:style-name="ro1">
          <table:table-cell office:value-type="float" office:value="172.125">
            <text:p>172.125</text:p>
          </table:table-cell>
          <table:table-cell office:value-type="float" office:value="18.4579">
            <text:p>18.4579</text:p>
          </table:table-cell>
          <table:table-cell office:value-type="float" office:value="18.8241">
            <text:p>18.8241</text:p>
          </table:table-cell>
          <table:table-cell table:formula="of:=LN([.A44])/0.41+5.2" office:value-type="float" office:value="17.7566364806069">
            <text:p>17.7566364806069</text:p>
          </table:table-cell>
          <table:table-cell table:number-columns-repeated="2"/>
        </table:table-row>
        <table:table-row table:style-name="ro1">
          <table:table-cell office:value-type="float" office:value="176.175">
            <text:p>176.175</text:p>
          </table:table-cell>
          <table:table-cell office:value-type="float" office:value="18.6062">
            <text:p>18.6062</text:p>
          </table:table-cell>
          <table:table-cell office:value-type="float" office:value="18.9082">
            <text:p>18.9082</text:p>
          </table:table-cell>
          <table:table-cell table:formula="of:=LN([.A45])/0.41+5.2" office:value-type="float" office:value="17.8133605346661">
            <text:p>17.8133605346661</text:p>
          </table:table-cell>
          <table:table-cell table:number-columns-repeated="2"/>
        </table:table-row>
        <table:table-row table:style-name="ro1">
          <table:table-cell office:value-type="float" office:value="180.225">
            <text:p>180.225</text:p>
          </table:table-cell>
          <table:table-cell office:value-type="float" office:value="18.762">
            <text:p>18.762</text:p>
          </table:table-cell>
          <table:table-cell office:value-type="float" office:value="18.991">
            <text:p>18.991</text:p>
          </table:table-cell>
          <table:table-cell table:formula="of:=LN([.A46])/0.41+5.2" office:value-type="float" office:value="17.8687952933918">
            <text:p>17.8687952933918</text:p>
          </table:table-cell>
          <table:table-cell table:number-columns-repeated="2"/>
        </table:table-row>
        <table:table-row table:style-name="ro1">
          <table:table-cell office:value-type="float" office:value="184.275">
            <text:p>184.275</text:p>
          </table:table-cell>
          <table:table-cell office:value-type="float" office:value="18.923">
            <text:p>18.923</text:p>
          </table:table-cell>
          <table:table-cell office:value-type="float" office:value="19.0681">
            <text:p>19.0681</text:p>
          </table:table-cell>
          <table:table-cell table:formula="of:=LN([.A47])/0.41+5.2" office:value-type="float" office:value="17.9229980660374">
            <text:p>17.9229980660374</text:p>
          </table:table-cell>
          <table:table-cell table:number-columns-repeated="2"/>
        </table:table-row>
        <table:table-row table:style-name="ro1">
          <table:table-cell office:value-type="float" office:value="188.325">
            <text:p>188.325</text:p>
          </table:table-cell>
          <table:table-cell office:value-type="float" office:value="19.0814">
            <text:p>19.0814</text:p>
          </table:table-cell>
          <table:table-cell office:value-type="float" office:value="19.1402">
            <text:p>19.1402</text:p>
          </table:table-cell>
          <table:table-cell table:formula="of:=LN([.A48])/0.41+5.2" office:value-type="float" office:value="17.9760224236872">
            <text:p>17.9760224236872</text:p>
          </table:table-cell>
          <table:table-cell table:number-columns-repeated="2"/>
        </table:table-row>
        <table:table-row table:style-name="ro1">
          <table:table-cell office:value-type="float" office:value="192.375">
            <text:p>192.375</text:p>
          </table:table-cell>
          <table:table-cell office:value-type="float" office:value="19.2233">
            <text:p>19.2233</text:p>
          </table:table-cell>
          <table:table-cell office:value-type="float" office:value="19.1942">
            <text:p>19.1942</text:p>
          </table:table-cell>
          <table:table-cell table:formula="of:=LN([.A49])/0.41+5.2" office:value-type="float" office:value="18.0279185174611">
            <text:p>18.0279185174611</text:p>
          </table:table-cell>
          <table:table-cell table:number-columns-repeated="2"/>
        </table:table-row>
        <table:table-row table:style-name="ro1">
          <table:table-cell office:value-type="float" office:value="196.425">
            <text:p>196.425</text:p>
          </table:table-cell>
          <table:table-cell office:value-type="float" office:value="19.3061">
            <text:p>19.3061</text:p>
          </table:table-cell>
          <table:table-cell office:value-type="float" office:value="19.2301">
            <text:p>19.2301</text:p>
          </table:table-cell>
          <table:table-cell table:formula="of:=LN([.A50])/0.41+5.2" office:value-type="float" office:value="18.0787333635656">
            <text:p>18.0787333635656</text:p>
          </table:table-cell>
          <table:table-cell table:number-columns-repeated="2"/>
        </table:table-row>
        <table:table-row table:style-name="ro1">
          <table:table-cell office:value-type="float" office:value="200.475">
            <text:p>200.475</text:p>
          </table:table-cell>
          <table:table-cell office:value-type="float" office:value="19.4353">
            <text:p>19.4353</text:p>
          </table:table-cell>
          <table:table-cell office:value-type="float" office:value="19.2689">
            <text:p>19.2689</text:p>
          </table:table-cell>
          <table:table-cell table:formula="of:=LN([.A51])/0.41+5.2" office:value-type="float" office:value="18.1285110992514">
            <text:p>18.1285110992514</text:p>
          </table:table-cell>
          <table:table-cell table:number-columns-repeated="2"/>
        </table:table-row>
        <table:table-row table:style-name="ro1">
          <table:table-cell office:value-type="float" office:value="204.525">
            <text:p>204.525</text:p>
          </table:table-cell>
          <table:table-cell office:value-type="float" office:value="19.5709">
            <text:p>19.5709</text:p>
          </table:table-cell>
          <table:table-cell office:value-type="float" office:value="19.3164">
            <text:p>19.3164</text:p>
          </table:table-cell>
          <table:table-cell table:formula="of:=LN([.A52])/0.41+5.2" office:value-type="float" office:value="18.1772932131702">
            <text:p>18.1772932131702</text:p>
          </table:table-cell>
          <table:table-cell table:number-columns-repeated="2"/>
        </table:table-row>
        <table:table-row table:style-name="ro1">
          <table:table-cell office:value-type="float" office:value="208.575">
            <text:p>208.575</text:p>
          </table:table-cell>
          <table:table-cell office:value-type="float" office:value="19.7291">
            <text:p>19.7291</text:p>
          </table:table-cell>
          <table:table-cell office:value-type="float" office:value="19.3927">
            <text:p>19.3927</text:p>
          </table:table-cell>
          <table:table-cell table:formula="of:=LN([.A53])/0.41+5.2" office:value-type="float" office:value="18.2251187531418">
            <text:p>18.2251187531418</text:p>
          </table:table-cell>
          <table:table-cell table:number-columns-repeated="2"/>
        </table:table-row>
        <table:table-row table:style-name="ro1">
          <table:table-cell office:value-type="float" office:value="212.625">
            <text:p>212.625</text:p>
          </table:table-cell>
          <table:table-cell office:value-type="float" office:value="19.8915">
            <text:p>19.8915</text:p>
          </table:table-cell>
          <table:table-cell office:value-type="float" office:value="19.4602">
            <text:p>19.4602</text:p>
          </table:table-cell>
          <table:table-cell table:formula="of:=LN([.A54])/0.41+5.2" office:value-type="float" office:value="18.2720245139415">
            <text:p>18.2720245139415</text:p>
          </table:table-cell>
          <table:table-cell table:number-columns-repeated="2"/>
        </table:table-row>
        <table:table-row table:style-name="ro1">
          <table:table-cell office:value-type="float" office:value="216.675">
            <text:p>216.675</text:p>
          </table:table-cell>
          <table:table-cell office:value-type="float" office:value="20.0446">
            <text:p>20.0446</text:p>
          </table:table-cell>
          <table:table-cell office:value-type="float" office:value="19.5226">
            <text:p>19.5226</text:p>
          </table:table-cell>
          <table:table-cell table:formula="of:=LN([.A55])/0.41+5.2" office:value-type="float" office:value="18.3180452073669">
            <text:p>18.3180452073669</text:p>
          </table:table-cell>
          <table:table-cell table:number-columns-repeated="2"/>
        </table:table-row>
        <table:table-row table:style-name="ro1">
          <table:table-cell office:value-type="float" office:value="220.725">
            <text:p>220.725</text:p>
          </table:table-cell>
          <table:table-cell office:value-type="float" office:value="20.198">
            <text:p>20.198</text:p>
          </table:table-cell>
          <table:table-cell office:value-type="float" office:value="19.581">
            <text:p>19.581</text:p>
          </table:table-cell>
          <table:table-cell table:formula="of:=LN([.A56])/0.41+5.2" office:value-type="float" office:value="18.3632136165552">
            <text:p>18.3632136165552</text:p>
          </table:table-cell>
          <table:table-cell table:number-columns-repeated="2"/>
        </table:table-row>
        <table:table-row table:style-name="ro1">
          <table:table-cell office:value-type="float" office:value="224.775">
            <text:p>224.775</text:p>
          </table:table-cell>
          <table:table-cell office:value-type="float" office:value="20.3613">
            <text:p>20.3613</text:p>
          </table:table-cell>
          <table:table-cell office:value-type="float" office:value="19.647">
            <text:p>19.647</text:p>
          </table:table-cell>
          <table:table-cell table:formula="of:=LN([.A57])/0.41+5.2" office:value-type="float" office:value="18.4075607362703">
            <text:p>18.4075607362703</text:p>
          </table:table-cell>
          <table:table-cell table:number-columns-repeated="2"/>
        </table:table-row>
        <table:table-row table:style-name="ro1">
          <table:table-cell office:value-type="float" office:value="228.825">
            <text:p>228.825</text:p>
          </table:table-cell>
          <table:table-cell office:value-type="float" office:value="20.5008">
            <text:p>20.5008</text:p>
          </table:table-cell>
          <table:table-cell office:value-type="float" office:value="19.7238">
            <text:p>19.7238</text:p>
          </table:table-cell>
          <table:table-cell table:formula="of:=LN([.A58])/0.41+5.2" office:value-type="float" office:value="18.4511159006606">
            <text:p>18.4511159006606</text:p>
          </table:table-cell>
          <table:table-cell table:number-columns-repeated="2"/>
        </table:table-row>
        <table:table-row table:style-name="ro1">
          <table:table-cell office:value-type="float" office:value="232.875">
            <text:p>232.875</text:p>
          </table:table-cell>
          <table:table-cell office:value-type="float" office:value="20.6355">
            <text:p>20.6355</text:p>
          </table:table-cell>
          <table:table-cell office:value-type="float" office:value="19.8093">
            <text:p>19.8093</text:p>
          </table:table-cell>
          <table:table-cell table:formula="of:=LN([.A59])/0.41+5.2" office:value-type="float" office:value="18.4939068998092">
            <text:p>18.4939068998092</text:p>
          </table:table-cell>
          <table:table-cell table:number-columns-repeated="2"/>
        </table:table-row>
        <table:table-row table:style-name="ro1">
          <table:table-cell office:value-type="float" office:value="236.925">
            <text:p>236.925</text:p>
          </table:table-cell>
          <table:table-cell office:value-type="float" office:value="20.7793">
            <text:p>20.7793</text:p>
          </table:table-cell>
          <table:table-cell office:value-type="float" office:value="19.8882">
            <text:p>19.8882</text:p>
          </table:table-cell>
          <table:table-cell table:formula="of:=LN([.A60])/0.41+5.2" office:value-type="float" office:value="18.5359600862348">
            <text:p>18.5359600862348</text:p>
          </table:table-cell>
          <table:table-cell table:number-columns-repeated="2"/>
        </table:table-row>
        <table:table-row table:style-name="ro1">
          <table:table-cell office:value-type="float" office:value="240.975">
            <text:p>240.975</text:p>
          </table:table-cell>
          <table:table-cell office:value-type="float" office:value="20.8881">
            <text:p>20.8881</text:p>
          </table:table-cell>
          <table:table-cell office:value-type="float" office:value="19.966">
            <text:p>19.966</text:p>
          </table:table-cell>
          <table:table-cell table:formula="of:=LN([.A61])/0.41+5.2" office:value-type="float" office:value="18.5773004723659">
            <text:p>18.5773004723659</text:p>
          </table:table-cell>
          <table:table-cell table:number-columns-repeated="2"/>
        </table:table-row>
        <table:table-row table:style-name="ro1">
          <table:table-cell office:value-type="float" office:value="245.025">
            <text:p>245.025</text:p>
          </table:table-cell>
          <table:table-cell office:value-type="float" office:value="21.0133">
            <text:p>21.0133</text:p>
          </table:table-cell>
          <table:table-cell office:value-type="float" office:value="20.0426">
            <text:p>20.0426</text:p>
          </table:table-cell>
          <table:table-cell table:formula="of:=LN([.A62])/0.41+5.2" office:value-type="float" office:value="18.6179518198908">
            <text:p>18.6179518198908</text:p>
          </table:table-cell>
          <table:table-cell table:number-columns-repeated="2"/>
        </table:table-row>
        <table:table-row table:style-name="ro1">
          <table:table-cell office:value-type="float" office:value="249.075">
            <text:p>249.075</text:p>
          </table:table-cell>
          <table:table-cell office:value-type="float" office:value="21.1382">
            <text:p>21.1382</text:p>
          </table:table-cell>
          <table:table-cell office:value-type="float" office:value="20.1168">
            <text:p>20.1168</text:p>
          </table:table-cell>
          <table:table-cell table:formula="of:=LN([.A63])/0.41+5.2" office:value-type="float" office:value="18.6579367217827">
            <text:p>18.6579367217827</text:p>
          </table:table-cell>
          <table:table-cell table:number-columns-repeated="2"/>
        </table:table-row>
        <table:table-row table:style-name="ro1">
          <table:table-cell office:value-type="float" office:value="253.125">
            <text:p>253.125</text:p>
          </table:table-cell>
          <table:table-cell office:value-type="float" office:value="21.2684">
            <text:p>21.2684</text:p>
          </table:table-cell>
          <table:table-cell office:value-type="float" office:value="20.1874">
            <text:p>20.1874</text:p>
          </table:table-cell>
          <table:table-cell table:formula="of:=LN([.A64])/0.41+5.2" office:value-type="float" office:value="18.6972766777093">
            <text:p>18.6972766777093</text:p>
          </table:table-cell>
          <table:table-cell table:number-columns-repeated="2"/>
        </table:table-row>
        <table:table-row table:style-name="ro1">
          <table:table-cell office:value-type="float" office:value="257.175">
            <text:p>257.175</text:p>
          </table:table-cell>
          <table:table-cell office:value-type="float" office:value="21.4015">
            <text:p>21.4015</text:p>
          </table:table-cell>
          <table:table-cell office:value-type="float" office:value="20.2594">
            <text:p>20.2594</text:p>
          </table:table-cell>
          <table:table-cell table:formula="of:=LN([.A65])/0.41+5.2" office:value-type="float" office:value="18.7359921634563">
            <text:p>18.7359921634563</text:p>
          </table:table-cell>
          <table:table-cell table:number-columns-repeated="2"/>
        </table:table-row>
        <table:table-row table:style-name="ro1">
          <table:table-cell office:value-type="float" office:value="261.225">
            <text:p>261.225</text:p>
          </table:table-cell>
          <table:table-cell office:value-type="float" office:value="21.5052">
            <text:p>21.5052</text:p>
          </table:table-cell>
          <table:table-cell office:value-type="float" office:value="20.3341">
            <text:p>20.3341</text:p>
          </table:table-cell>
          <table:table-cell table:formula="of:=LN([.A66])/0.41+5.2" office:value-type="float" office:value="18.7741026949273">
            <text:p>18.7741026949273</text:p>
          </table:table-cell>
          <table:table-cell table:number-columns-repeated="2"/>
        </table:table-row>
        <table:table-row table:style-name="ro1">
          <table:table-cell office:value-type="float" office:value="265.275">
            <text:p>265.275</text:p>
          </table:table-cell>
          <table:table-cell office:value-type="float" office:value="21.5892">
            <text:p>21.5892</text:p>
          </table:table-cell>
          <table:table-cell office:value-type="float" office:value="20.382">
            <text:p>20.382</text:p>
          </table:table-cell>
          <table:table-cell table:formula="of:=LN([.A67])/0.41+5.2" office:value-type="float" office:value="18.8116268872187">
            <text:p>18.8116268872187</text:p>
          </table:table-cell>
          <table:table-cell table:number-columns-repeated="2"/>
        </table:table-row>
        <table:table-row table:style-name="ro1">
          <table:table-cell office:value-type="float" office:value="269.325">
            <text:p>269.325</text:p>
          </table:table-cell>
          <table:table-cell office:value-type="float" office:value="21.6673">
            <text:p>21.6673</text:p>
          </table:table-cell>
          <table:table-cell office:value-type="float" office:value="20.4288">
            <text:p>20.4288</text:p>
          </table:table-cell>
          <table:table-cell table:formula="of:=LN([.A68])/0.41+5.2" office:value-type="float" office:value="18.8485825092201">
            <text:p>18.8485825092201</text:p>
          </table:table-cell>
          <table:table-cell table:number-columns-repeated="2"/>
        </table:table-row>
        <table:table-row table:style-name="ro1">
          <table:table-cell office:value-type="float" office:value="273.375">
            <text:p>273.375</text:p>
          </table:table-cell>
          <table:table-cell office:value-type="float" office:value="21.7281">
            <text:p>21.7281</text:p>
          </table:table-cell>
          <table:table-cell office:value-type="float" office:value="20.4652">
            <text:p>20.4652</text:p>
          </table:table-cell>
          <table:table-cell table:formula="of:=LN([.A69])/0.41+5.2" office:value-type="float" office:value="18.8849865341389">
            <text:p>18.8849865341389</text:p>
          </table:table-cell>
          <table:table-cell table:number-columns-repeated="2"/>
        </table:table-row>
        <table:table-row table:style-name="ro1">
          <table:table-cell office:value-type="float" office:value="277.425">
            <text:p>277.425</text:p>
          </table:table-cell>
          <table:table-cell office:value-type="float" office:value="21.8431">
            <text:p>21.8431</text:p>
          </table:table-cell>
          <table:table-cell office:value-type="float" office:value="20.5037">
            <text:p>20.5037</text:p>
          </table:table-cell>
          <table:table-cell table:formula="of:=LN([.A70])/0.41+5.2" office:value-type="float" office:value="18.9208551863088">
            <text:p>18.9208551863088</text:p>
          </table:table-cell>
          <table:table-cell table:number-columns-repeated="2"/>
        </table:table-row>
        <table:table-row table:style-name="ro1">
          <table:table-cell office:value-type="float" office:value="281.475">
            <text:p>281.475</text:p>
          </table:table-cell>
          <table:table-cell office:value-type="float" office:value="21.9364">
            <text:p>21.9364</text:p>
          </table:table-cell>
          <table:table-cell office:value-type="float" office:value="20.57">
            <text:p>20.57</text:p>
          </table:table-cell>
          <table:table-cell table:formula="of:=LN([.A71])/0.41+5.2" office:value-type="float" office:value="18.9562039846078">
            <text:p>18.9562039846078</text:p>
          </table:table-cell>
          <table:table-cell table:number-columns-repeated="2"/>
        </table:table-row>
        <table:table-row table:style-name="ro1">
          <table:table-cell office:value-type="float" office:value="285.525">
            <text:p>285.525</text:p>
          </table:table-cell>
          <table:table-cell office:value-type="float" office:value="22.0341">
            <text:p>22.0341</text:p>
          </table:table-cell>
          <table:table-cell office:value-type="float" office:value="20.6349">
            <text:p>20.6349</text:p>
          </table:table-cell>
          <table:table-cell table:formula="of:=LN([.A72])/0.41+5.2" office:value-type="float" office:value="18.9910477827724">
            <text:p>18.9910477827724</text:p>
          </table:table-cell>
          <table:table-cell table:number-columns-repeated="2"/>
        </table:table-row>
        <table:table-row table:style-name="ro1">
          <table:table-cell office:value-type="float" office:value="289.575">
            <text:p>289.575</text:p>
          </table:table-cell>
          <table:table-cell office:value-type="float" office:value="22.1276">
            <text:p>22.1276</text:p>
          </table:table-cell>
          <table:table-cell office:value-type="float" office:value="20.683">
            <text:p>20.683</text:p>
          </table:table-cell>
          <table:table-cell table:formula="of:=LN([.A73])/0.41+5.2" office:value-type="float" office:value="19.0254008068742">
            <text:p>19.0254008068742</text:p>
          </table:table-cell>
          <table:table-cell table:number-columns-repeated="2"/>
        </table:table-row>
        <table:table-row table:style-name="ro1">
          <table:table-cell office:value-type="float" office:value="293.625">
            <text:p>293.625</text:p>
          </table:table-cell>
          <table:table-cell office:value-type="float" office:value="22.2311">
            <text:p>22.2311</text:p>
          </table:table-cell>
          <table:table-cell office:value-type="float" office:value="20.7373">
            <text:p>20.7373</text:p>
          </table:table-cell>
          <table:table-cell table:formula="of:=LN([.A74])/0.41+5.2" office:value-type="float" office:value="19.0592766901929">
            <text:p>19.0592766901929</text:p>
          </table:table-cell>
          <table:table-cell table:number-columns-repeated="2"/>
        </table:table-row>
        <table:table-row table:style-name="ro1">
          <table:table-cell office:value-type="float" office:value="297.675">
            <text:p>297.675</text:p>
          </table:table-cell>
          <table:table-cell office:value-type="float" office:value="22.3277">
            <text:p>22.3277</text:p>
          </table:table-cell>
          <table:table-cell office:value-type="float" office:value="20.7884">
            <text:p>20.7884</text:p>
          </table:table-cell>
          <table:table-cell table:formula="of:=LN([.A75])/0.41+5.2" office:value-type="float" office:value="19.0926885057006">
            <text:p>19.0926885057006</text:p>
          </table:table-cell>
          <table:table-cell table:number-columns-repeated="2"/>
        </table:table-row>
        <table:table-row table:style-name="ro1">
          <table:table-cell office:value-type="float" office:value="301.725">
            <text:p>301.725</text:p>
          </table:table-cell>
          <table:table-cell office:value-type="float" office:value="22.4136">
            <text:p>22.4136</text:p>
          </table:table-cell>
          <table:table-cell office:value-type="float" office:value="20.8292">
            <text:p>20.8292</text:p>
          </table:table-cell>
          <table:table-cell table:formula="of:=LN([.A76])/0.41+5.2" office:value-type="float" office:value="19.1256487963511">
            <text:p>19.1256487963511</text:p>
          </table:table-cell>
          <table:table-cell table:number-columns-repeated="2"/>
        </table:table-row>
        <table:table-row table:style-name="ro1">
          <table:table-cell office:value-type="float" office:value="305.775">
            <text:p>305.775</text:p>
          </table:table-cell>
          <table:table-cell office:value-type="float" office:value="22.4922">
            <text:p>22.4922</text:p>
          </table:table-cell>
          <table:table-cell office:value-type="float" office:value="20.8659">
            <text:p>20.8659</text:p>
          </table:table-cell>
          <table:table-cell table:formula="of:=LN([.A77])/0.41+5.2" office:value-type="float" office:value="19.1581696033498">
            <text:p>19.1581696033498</text:p>
          </table:table-cell>
          <table:table-cell table:number-columns-repeated="2"/>
        </table:table-row>
        <table:table-row table:style-name="ro1">
          <table:table-cell office:value-type="float" office:value="309.825">
            <text:p>309.825</text:p>
          </table:table-cell>
          <table:table-cell office:value-type="float" office:value="22.563">
            <text:p>22.563</text:p>
          </table:table-cell>
          <table:table-cell office:value-type="float" office:value="20.9006">
            <text:p>20.9006</text:p>
          </table:table-cell>
          <table:table-cell table:formula="of:=LN([.A78])/0.41+5.2" office:value-type="float" office:value="19.1902624925633">
            <text:p>19.1902624925633</text:p>
          </table:table-cell>
          <table:table-cell table:number-columns-repeated="2"/>
        </table:table-row>
        <table:table-row table:style-name="ro1">
          <table:table-cell office:value-type="float" office:value="313.875">
            <text:p>313.875</text:p>
          </table:table-cell>
          <table:table-cell office:value-type="float" office:value="22.6528">
            <text:p>22.6528</text:p>
          </table:table-cell>
          <table:table-cell office:value-type="float" office:value="20.9725">
            <text:p>20.9725</text:p>
          </table:table-cell>
          <table:table-cell table:formula="of:=LN([.A79])/0.41+5.2" office:value-type="float" office:value="19.221938579214">
            <text:p>19.221938579214</text:p>
          </table:table-cell>
          <table:table-cell table:number-columns-repeated="2"/>
        </table:table-row>
        <table:table-row table:style-name="ro1">
          <table:table-cell office:value-type="float" office:value="317.925">
            <text:p>317.925</text:p>
          </table:table-cell>
          <table:table-cell office:value-type="float" office:value="22.7306">
            <text:p>22.7306</text:p>
          </table:table-cell>
          <table:table-cell office:value-type="float" office:value="21.0128">
            <text:p>21.0128</text:p>
          </table:table-cell>
          <table:table-cell table:formula="of:=LN([.A80])/0.41+5.2" office:value-type="float" office:value="19.2532085509922">
            <text:p>19.2532085509922</text:p>
          </table:table-cell>
          <table:table-cell table:number-columns-repeated="2"/>
        </table:table-row>
        <table:table-row table:style-name="ro1">
          <table:table-cell office:value-type="float" office:value="321.975">
            <text:p>321.975</text:p>
          </table:table-cell>
          <table:table-cell office:value-type="float" office:value="22.8038">
            <text:p>22.8038</text:p>
          </table:table-cell>
          <table:table-cell office:value-type="float" office:value="21.0524">
            <text:p>21.0524</text:p>
          </table:table-cell>
          <table:table-cell table:formula="of:=LN([.A81])/0.41+5.2" office:value-type="float" office:value="19.2840826897042">
            <text:p>19.2840826897042</text:p>
          </table:table-cell>
          <table:table-cell table:number-columns-repeated="2"/>
        </table:table-row>
        <table:table-row table:style-name="ro1">
          <table:table-cell office:value-type="float" office:value="326.025">
            <text:p>326.025</text:p>
          </table:table-cell>
          <table:table-cell office:value-type="float" office:value="22.8665">
            <text:p>22.8665</text:p>
          </table:table-cell>
          <table:table-cell office:value-type="float" office:value="21.0998">
            <text:p>21.0998</text:p>
          </table:table-cell>
          <table:table-cell table:formula="of:=LN([.A82])/0.41+5.2" office:value-type="float" office:value="19.3145708915682">
            <text:p>19.3145708915682</text:p>
          </table:table-cell>
          <table:table-cell table:number-columns-repeated="2"/>
        </table:table-row>
        <table:table-row table:style-name="ro1">
          <table:table-cell office:value-type="float" office:value="330.075">
            <text:p>330.075</text:p>
          </table:table-cell>
          <table:table-cell office:value-type="float" office:value="22.9035">
            <text:p>22.9035</text:p>
          </table:table-cell>
          <table:table-cell office:value-type="float" office:value="21.1408">
            <text:p>21.1408</text:p>
          </table:table-cell>
          <table:table-cell table:formula="of:=LN([.A83])/0.41+5.2" office:value-type="float" office:value="19.3446826862567">
            <text:p>19.3446826862567</text:p>
          </table:table-cell>
          <table:table-cell table:number-columns-repeated="2"/>
        </table:table-row>
        <table:table-row table:style-name="ro1">
          <table:table-cell office:value-type="float" office:value="334.125">
            <text:p>334.125</text:p>
          </table:table-cell>
          <table:table-cell office:value-type="float" office:value="22.9295">
            <text:p>22.9295</text:p>
          </table:table-cell>
          <table:table-cell office:value-type="float" office:value="21.1851">
            <text:p>21.1851</text:p>
          </table:table-cell>
          <table:table-cell table:formula="of:=LN([.A84])/0.41+5.2" office:value-type="float" office:value="19.3744272547783">
            <text:p>19.3744272547783</text:p>
          </table:table-cell>
          <table:table-cell table:number-columns-repeated="2"/>
        </table:table-row>
        <table:table-row table:style-name="ro1">
          <table:table-cell office:value-type="float" office:value="338.175">
            <text:p>338.175</text:p>
          </table:table-cell>
          <table:table-cell office:value-type="float" office:value="23.0202">
            <text:p>23.0202</text:p>
          </table:table-cell>
          <table:table-cell office:value-type="float" office:value="21.2252">
            <text:p>21.2252</text:p>
          </table:table-cell>
          <table:table-cell table:formula="of:=LN([.A85])/0.41+5.2" office:value-type="float" office:value="19.4038134462811">
            <text:p>19.4038134462811</text:p>
          </table:table-cell>
          <table:table-cell table:number-columns-repeated="2"/>
        </table:table-row>
        <table:table-row table:style-name="ro1">
          <table:table-cell office:value-type="float" office:value="342.225">
            <text:p>342.225</text:p>
          </table:table-cell>
          <table:table-cell office:value-type="float" office:value="23.081">
            <text:p>23.081</text:p>
          </table:table-cell>
          <table:table-cell office:value-type="float" office:value="21.2908">
            <text:p>21.2908</text:p>
          </table:table-cell>
          <table:table-cell table:formula="of:=LN([.A86])/0.41+5.2" office:value-type="float" office:value="19.4328497938575">
            <text:p>19.4328497938575</text:p>
          </table:table-cell>
          <table:table-cell table:number-columns-repeated="2"/>
        </table:table-row>
        <table:table-row table:style-name="ro1">
          <table:table-cell office:value-type="float" office:value="346.275">
            <text:p>346.275</text:p>
          </table:table-cell>
          <table:table-cell office:value-type="float" office:value="23.1399">
            <text:p>23.1399</text:p>
          </table:table-cell>
          <table:table-cell office:value-type="float" office:value="21.3308">
            <text:p>21.3308</text:p>
          </table:table-cell>
          <table:table-cell table:formula="of:=LN([.A87])/0.41+5.2" office:value-type="float" office:value="19.4615445294175">
            <text:p>19.4615445294175</text:p>
          </table:table-cell>
          <table:table-cell table:number-columns-repeated="2"/>
        </table:table-row>
        <table:table-row table:style-name="ro1">
          <table:table-cell office:value-type="float" office:value="350.325">
            <text:p>350.325</text:p>
          </table:table-cell>
          <table:table-cell office:value-type="float" office:value="23.1847">
            <text:p>23.1847</text:p>
          </table:table-cell>
          <table:table-cell office:value-type="float" office:value="21.363">
            <text:p>21.363</text:p>
          </table:table-cell>
          <table:table-cell table:formula="of:=LN([.A88])/0.41+5.2" office:value-type="float" office:value="19.4899055976982">
            <text:p>19.4899055976982</text:p>
          </table:table-cell>
          <table:table-cell table:number-columns-repeated="2"/>
        </table:table-row>
        <table:table-row table:style-name="ro1">
          <table:table-cell office:value-type="float" office:value="354.375">
            <text:p>354.375</text:p>
          </table:table-cell>
          <table:table-cell office:value-type="float" office:value="23.2434">
            <text:p>23.2434</text:p>
          </table:table-cell>
          <table:table-cell office:value-type="float" office:value="21.4048">
            <text:p>21.4048</text:p>
          </table:table-cell>
          <table:table-cell table:formula="of:=LN([.A89])/0.41+5.2" office:value-type="float" office:value="19.5179406694683">
            <text:p>19.5179406694683</text:p>
          </table:table-cell>
          <table:table-cell table:number-columns-repeated="2"/>
        </table:table-row>
        <table:table-row table:style-name="ro1">
          <table:table-cell office:value-type="float" office:value="358.425">
            <text:p>358.425</text:p>
          </table:table-cell>
          <table:table-cell office:value-type="float" office:value="23.2941">
            <text:p>23.2941</text:p>
          </table:table-cell>
          <table:table-cell office:value-type="float" office:value="21.4328">
            <text:p>21.4328</text:p>
          </table:table-cell>
          <table:table-cell table:formula="of:=LN([.A90])/0.41+5.2" office:value-type="float" office:value="19.5456571539813">
            <text:p>19.5456571539813</text:p>
          </table:table-cell>
          <table:table-cell table:number-columns-repeated="2"/>
        </table:table-row>
        <table:table-row table:style-name="ro1">
          <table:table-cell office:value-type="float" office:value="362.475">
            <text:p>362.475</text:p>
          </table:table-cell>
          <table:table-cell office:value-type="float" office:value="23.3129">
            <text:p>23.3129</text:p>
          </table:table-cell>
          <table:table-cell office:value-type="float" office:value="21.4568">
            <text:p>21.4568</text:p>
          </table:table-cell>
          <table:table-cell table:formula="of:=LN([.A91])/0.41+5.2" office:value-type="float" office:value="19.5730622107299">
            <text:p>19.5730622107299</text:p>
          </table:table-cell>
          <table:table-cell table:number-columns-repeated="2"/>
        </table:table-row>
        <table:table-row table:style-name="ro1">
          <table:table-cell office:value-type="float" office:value="366.525">
            <text:p>366.525</text:p>
          </table:table-cell>
          <table:table-cell office:value-type="float" office:value="23.3613">
            <text:p>23.3613</text:p>
          </table:table-cell>
          <table:table-cell office:value-type="float" office:value="21.4811">
            <text:p>21.4811</text:p>
          </table:table-cell>
          <table:table-cell table:formula="of:=LN([.A92])/0.41+5.2" office:value-type="float" office:value="19.6001627605471">
            <text:p>19.6001627605471</text:p>
          </table:table-cell>
          <table:table-cell table:number-columns-repeated="2"/>
        </table:table-row>
        <table:table-row table:style-name="ro1">
          <table:table-cell office:value-type="float" office:value="370.575">
            <text:p>370.575</text:p>
          </table:table-cell>
          <table:table-cell office:value-type="float" office:value="23.4034">
            <text:p>23.4034</text:p>
          </table:table-cell>
          <table:table-cell office:value-type="float" office:value="21.5021">
            <text:p>21.5021</text:p>
          </table:table-cell>
          <table:table-cell table:formula="of:=LN([.A93])/0.41+5.2" office:value-type="float" office:value="19.6269654960974">
            <text:p>19.6269654960974</text:p>
          </table:table-cell>
          <table:table-cell table:number-columns-repeated="2"/>
        </table:table-row>
        <table:table-row table:style-name="ro1">
          <table:table-cell office:value-type="float" office:value="374.625">
            <text:p>374.625</text:p>
          </table:table-cell>
          <table:table-cell office:value-type="float" office:value="23.4377">
            <text:p>23.4377</text:p>
          </table:table-cell>
          <table:table-cell office:value-type="float" office:value="21.5268">
            <text:p>21.5268</text:p>
          </table:table-cell>
          <table:table-cell table:formula="of:=LN([.A94])/0.41+5.2" office:value-type="float" office:value="19.6534768917971">
            <text:p>19.6534768917971</text:p>
          </table:table-cell>
          <table:table-cell table:number-columns-repeated="2"/>
        </table:table-row>
        <table:table-row table:style-name="ro1">
          <table:table-cell office:value-type="float" office:value="378.675">
            <text:p>378.675</text:p>
          </table:table-cell>
          <table:table-cell office:value-type="float" office:value="23.4727">
            <text:p>23.4727</text:p>
          </table:table-cell>
          <table:table-cell office:value-type="float" office:value="21.5435">
            <text:p>21.5435</text:p>
          </table:table-cell>
          <table:table-cell table:formula="of:=LN([.A95])/0.41+5.2" office:value-type="float" office:value="19.6797032132027">
            <text:p>19.6797032132027</text:p>
          </table:table-cell>
          <table:table-cell table:number-columns-repeated="2"/>
        </table:table-row>
        <table:table-row table:style-name="ro1">
          <table:table-cell office:value-type="float" office:value="382.725">
            <text:p>382.725</text:p>
          </table:table-cell>
          <table:table-cell office:value-type="float" office:value="23.4932">
            <text:p>23.4932</text:p>
          </table:table-cell>
          <table:table-cell office:value-type="float" office:value="21.5606">
            <text:p>21.5606</text:p>
          </table:table-cell>
          <table:table-cell table:formula="of:=LN([.A96])/0.41+5.2" office:value-type="float" office:value="19.7056505258979">
            <text:p>19.7056505258979</text:p>
          </table:table-cell>
          <table:table-cell table:number-columns-repeated="2"/>
        </table:table-row>
        <table:table-row table:style-name="ro1">
          <table:table-cell office:value-type="float" office:value="386.775">
            <text:p>386.775</text:p>
          </table:table-cell>
          <table:table-cell office:value-type="float" office:value="23.5126">
            <text:p>23.5126</text:p>
          </table:table-cell>
          <table:table-cell office:value-type="float" office:value="21.5721">
            <text:p>21.5721</text:p>
          </table:table-cell>
          <table:table-cell table:formula="of:=LN([.A97])/0.41+5.2" office:value-type="float" office:value="19.731324703915">
            <text:p>19.731324703915</text:p>
          </table:table-cell>
          <table:table-cell table:number-columns-repeated="2"/>
        </table:table-row>
        <table:table-row table:style-name="ro1">
          <table:table-cell office:value-type="float" office:value="390.825">
            <text:p>390.825</text:p>
          </table:table-cell>
          <table:table-cell office:value-type="float" office:value="23.5306">
            <text:p>23.5306</text:p>
          </table:table-cell>
          <table:table-cell office:value-type="float" office:value="21.5786">
            <text:p>21.5786</text:p>
          </table:table-cell>
          <table:table-cell table:formula="of:=LN([.A98])/0.41+5.2" office:value-type="float" office:value="19.7567314377156">
            <text:p>19.7567314377156</text:p>
          </table:table-cell>
          <table:table-cell table:number-columns-repeated="2"/>
        </table:table-row>
        <table:table-row table:style-name="ro1">
          <table:table-cell office:value-type="float" office:value="394.875">
            <text:p>394.875</text:p>
          </table:table-cell>
          <table:table-cell office:value-type="float" office:value="23.5506">
            <text:p>23.5506</text:p>
          </table:table-cell>
          <table:table-cell office:value-type="float" office:value="21.5855">
            <text:p>21.5855</text:p>
          </table:table-cell>
          <table:table-cell table:formula="of:=LN([.A99])/0.41+5.2" office:value-type="float" office:value="19.7818762417616">
            <text:p>19.7818762417616</text:p>
          </table:table-cell>
          <table:table-cell table:number-columns-repeated="2"/>
        </table:table-row>
        <table:table-row table:style-name="ro1">
          <table:table-cell office:value-type="float" office:value="398.925">
            <text:p>398.925</text:p>
          </table:table-cell>
          <table:table-cell office:value-type="float" office:value="23.5651">
            <text:p>23.5651</text:p>
          </table:table-cell>
          <table:table-cell office:value-type="float" office:value="21.5924">
            <text:p>21.5924</text:p>
          </table:table-cell>
          <table:table-cell table:formula="of:=LN([.A100])/0.41+5.2" office:value-type="float" office:value="19.8067644616988">
            <text:p>19.806764461698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5/15/2013</text:date>, <text:time>21:3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5-08T23:36:09</meta:creation-date>
    <dc:date>2013-05-15T21:38:25</dc:date>
    <dc:creator>Yusuke Koda</dc:creator>
    <meta:editing-duration>PT00H31M03S</meta:editing-duration>
    <meta:editing-cycles>4</meta:editing-cycles>
    <meta:generator>OpenOffice.org/3.2$Unix OpenOffice.org_project/320m12$Build-9483</meta:generator>
    <meta:document-statistic meta:table-count="3" meta:cell-count="4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 xlink:href="Pictures/2000000D000000DF000000DFCBF3253A.svm" xlink:type="simple" xlink:actuate="onLoad"/>
      </style:chart-properties>
      <style:graphic-properties svg:stroke-width="0.076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F000000DF2B264CF0.svm" xlink:type="simple" xlink:actuate="onLoad"/>
      </style:chart-properties>
      <style:graphic-properties svg:stroke-width="0.076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Ultrafine_20_Dashed" svg:stroke-width="0.076cm" svg:stroke-color="#000000" draw:fill-color="#00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88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32cm" svg:height="11.611cm" xlink:href=".." chart:class="chart:scatter" chart:style-name="ch1">
        <chart:plot-area chart:style-name="ch2" table:cell-range-address="Sheet1.A2:Sheet1.D100 Sheet1.E2:Sheet1.E14" svg:x="0.395cm" svg:y="0.232cm" svg:width="14.239cm" svg:height="11.116cm">
          <chart:axis chart:dimension="x" chart:name="primary-x" chart:style-name="ch3">
            <chart:title svg:x="7.615cm" svg:y="10.77cm" chart:style-name="ch4">
              <text:p>y+</text:p>
            </chart:title>
          </chart:axis>
          <chart:axis chart:dimension="y" chart:name="primary-y" chart:style-name="ch5">
            <chart:title svg:x="0.299cm" svg:y="5.702cm" chart:style-name="ch6">
              <text:p>u+</text:p>
            </chart:title>
            <chart:grid chart:style-name="ch7" chart:class="major"/>
          </chart:axis>
          <chart:series chart:style-name="ch8" chart:values-cell-range-address="Sheet1.B2:Sheet1.B100" chart:class="chart:scatter">
            <chart:domain table:cell-range-address="Sheet1.A2:Sheet1.A100"/>
            <chart:data-point chart:repeated="99"/>
          </chart:series>
          <chart:series chart:style-name="ch9" chart:values-cell-range-address="Sheet1.C2:Sheet1.C100" chart:class="chart:scatter">
            <chart:data-point chart:repeated="99"/>
          </chart:series>
          <chart:series chart:style-name="ch10" chart:values-cell-range-address="Sheet1.D2:Sheet1.D100" chart:class="chart:scatter">
            <chart:data-point chart:repeated="99"/>
          </chart:series>
          <chart:series chart:style-name="ch11" chart:values-cell-range-address="Sheet1.E2:Sheet1.E14" chart:class="chart:scatter">
            <chart:domain table:cell-range-address="Sheet1.E2:Sheet1.E14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25">
                <text:p text:id="Sheet1.A2:Sheet1.A100">2.025</text:p>
              </table:table-cell>
              <table:table-cell office:value-type="float" office:value="1.53416">
                <text:p text:id="Sheet1.B2:Sheet1.B100">1.53416</text:p>
              </table:table-cell>
              <table:table-cell office:value-type="float" office:value="1.81784">
                <text:p text:id="Sheet1.C2:Sheet1.C100">1.81784</text:p>
              </table:table-cell>
              <table:table-cell office:value-type="float" office:value="1.#NAN">
                <text:p text:id="Sheet1.D2:Sheet1.D100">1.#NAN</text:p>
              </table:table-cell>
              <table:table-cell office:value-type="float" office:value="1">
                <text:p text:id="Sheet1.E2:Sheet1.E14">1</text:p>
              </table:table-cell>
              <table:table-cell office:value-type="float" office:value="1">
                <text:p text:id="Sheet1.E2:Sheet1.E14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75">
                <text:p>6.075</text:p>
              </table:table-cell>
              <table:table-cell office:value-type="float" office:value="4.43617">
                <text:p>4.43617</text:p>
              </table:table-cell>
              <table:table-cell office:value-type="float" office:value="5.2271">
                <text:p>5.2271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25">
                <text:p>10.125</text:p>
              </table:table-cell>
              <table:table-cell office:value-type="float" office:value="6.8266">
                <text:p>6.8266</text:p>
              </table:table-cell>
              <table:table-cell office:value-type="float" office:value="7.99796">
                <text:p>7.99796</text:p>
              </table:table-cell>
              <table:table-cell office:value-type="float" office:value="10.8463600316893">
                <text:p>10.846360031689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175">
                <text:p>14.175</text:p>
              </table:table-cell>
              <table:table-cell office:value-type="float" office:value="8.57648">
                <text:p>8.57648</text:p>
              </table:table-cell>
              <table:table-cell office:value-type="float" office:value="9.97407">
                <text:p>9.97407</text:p>
              </table:table-cell>
              <table:table-cell office:value-type="float" office:value="11.6670240234483">
                <text:p>11.66702402344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225">
                <text:p>18.225</text:p>
              </table:table-cell>
              <table:table-cell office:value-type="float" office:value="9.79805">
                <text:p>9.79805</text:p>
              </table:table-cell>
              <table:table-cell office:value-type="float" office:value="11.39">
                <text:p>11.39</text:p>
              </table:table-cell>
              <table:table-cell office:value-type="float" office:value="12.2799860436457">
                <text:p>12.279986043645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275">
                <text:p>22.275</text:p>
              </table:table-cell>
              <table:table-cell office:value-type="float" office:value="10.6992">
                <text:p>10.6992</text:p>
              </table:table-cell>
              <table:table-cell office:value-type="float" office:value="12.3938">
                <text:p>12.3938</text:p>
              </table:table-cell>
              <table:table-cell office:value-type="float" office:value="12.7694267642851">
                <text:p>12.769426764285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325">
                <text:p>26.325</text:p>
              </table:table-cell>
              <table:table-cell office:value-type="float" office:value="11.3787">
                <text:p>11.3787</text:p>
              </table:table-cell>
              <table:table-cell office:value-type="float" office:value="13.1504">
                <text:p>13.1504</text:p>
              </table:table-cell>
              <table:table-cell office:value-type="float" office:value="13.1768757512684">
                <text:p>13.176875751268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375">
                <text:p>30.375</text:p>
              </table:table-cell>
              <table:table-cell office:value-type="float" office:value="11.901">
                <text:p>11.901</text:p>
              </table:table-cell>
              <table:table-cell office:value-type="float" office:value="13.75">
                <text:p>13.75</text:p>
              </table:table-cell>
              <table:table-cell office:value-type="float" office:value="13.5259021991725">
                <text:p>13.52590219917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425">
                <text:p>34.425</text:p>
              </table:table-cell>
              <table:table-cell office:value-type="float" office:value="12.3231">
                <text:p>12.3231</text:p>
              </table:table-cell>
              <table:table-cell office:value-type="float" office:value="14.2391">
                <text:p>14.2391</text:p>
              </table:table-cell>
              <table:table-cell office:value-type="float" office:value="13.8311781575969">
                <text:p>13.831178157596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475">
                <text:p>38.475</text:p>
              </table:table-cell>
              <table:table-cell office:value-type="float" office:value="12.6672">
                <text:p>12.6672</text:p>
              </table:table-cell>
              <table:table-cell office:value-type="float" office:value="14.6129">
                <text:p>14.6129</text:p>
              </table:table-cell>
              <table:table-cell office:value-type="float" office:value="14.1024601944511">
                <text:p>14.10246019445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525">
                <text:p>42.525</text:p>
              </table:table-cell>
              <table:table-cell office:value-type="float" office:value="12.9643">
                <text:p>12.9643</text:p>
              </table:table-cell>
              <table:table-cell office:value-type="float" office:value="14.912">
                <text:p>14.912</text:p>
              </table:table-cell>
              <table:table-cell office:value-type="float" office:value="14.3465661909315">
                <text:p>14.34656619093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.575">
                <text:p>46.575</text:p>
              </table:table-cell>
              <table:table-cell office:value-type="float" office:value="13.214">
                <text:p>13.214</text:p>
              </table:table-cell>
              <table:table-cell office:value-type="float" office:value="15.1812">
                <text:p>15.1812</text:p>
              </table:table-cell>
              <table:table-cell office:value-type="float" office:value="14.5684485767992">
                <text:p>14.568448576799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625">
                <text:p>50.625</text:p>
              </table:table-cell>
              <table:table-cell office:value-type="float" office:value="13.4291">
                <text:p>13.4291</text:p>
              </table:table-cell>
              <table:table-cell office:value-type="float" office:value="15.4195">
                <text:p>15.4195</text:p>
              </table:table-cell>
              <table:table-cell office:value-type="float" office:value="14.7718183546993">
                <text:p>14.771818354699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675">
                <text:p>54.675</text:p>
              </table:table-cell>
              <table:table-cell office:value-type="float" office:value="13.6331">
                <text:p>13.6331</text:p>
              </table:table-cell>
              <table:table-cell office:value-type="float" office:value="15.6273">
                <text:p>15.6273</text:p>
              </table:table-cell>
              <table:table-cell office:value-type="float" office:value="14.9595282111289">
                <text:p>14.9595282111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725">
                <text:p>58.725</text:p>
              </table:table-cell>
              <table:table-cell office:value-type="float" office:value="13.8183">
                <text:p>13.8183</text:p>
              </table:table-cell>
              <table:table-cell office:value-type="float" office:value="15.8045">
                <text:p>15.8045</text:p>
              </table:table-cell>
              <table:table-cell office:value-type="float" office:value="15.1338183671829">
                <text:p>15.13381836718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775">
                <text:p>62.775</text:p>
              </table:table-cell>
              <table:table-cell office:value-type="float" office:value="14.007">
                <text:p>14.007</text:p>
              </table:table-cell>
              <table:table-cell office:value-type="float" office:value="15.972">
                <text:p>15.972</text:p>
              </table:table-cell>
              <table:table-cell office:value-type="float" office:value="15.296480256204">
                <text:p>15.2964802562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825">
                <text:p>66.825</text:p>
              </table:table-cell>
              <table:table-cell office:value-type="float" office:value="14.2027">
                <text:p>14.2027</text:p>
              </table:table-cell>
              <table:table-cell office:value-type="float" office:value="16.1377">
                <text:p>16.1377</text:p>
              </table:table-cell>
              <table:table-cell office:value-type="float" office:value="15.4489689317683">
                <text:p>15.44896893176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.875">
                <text:p>70.875</text:p>
              </table:table-cell>
              <table:table-cell office:value-type="float" office:value="14.3696">
                <text:p>14.3696</text:p>
              </table:table-cell>
              <table:table-cell office:value-type="float" office:value="16.284">
                <text:p>16.284</text:p>
              </table:table-cell>
              <table:table-cell office:value-type="float" office:value="15.5924823464583">
                <text:p>15.59248234645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925">
                <text:p>74.925</text:p>
              </table:table-cell>
              <table:table-cell office:value-type="float" office:value="14.52">
                <text:p>14.52</text:p>
              </table:table-cell>
              <table:table-cell office:value-type="float" office:value="16.4409">
                <text:p>16.4409</text:p>
              </table:table-cell>
              <table:table-cell office:value-type="float" office:value="15.7280185687871">
                <text:p>15.72801856878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975">
                <text:p>78.975</text:p>
              </table:table-cell>
              <table:table-cell office:value-type="float" office:value="14.6802">
                <text:p>14.6802</text:p>
              </table:table-cell>
              <table:table-cell office:value-type="float" office:value="16.5898">
                <text:p>16.5898</text:p>
              </table:table-cell>
              <table:table-cell office:value-type="float" office:value="15.8564179187516">
                <text:p>15.85641791875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025">
                <text:p>83.025</text:p>
              </table:table-cell>
              <table:table-cell office:value-type="float" office:value="14.8437">
                <text:p>14.8437</text:p>
              </table:table-cell>
              <table:table-cell office:value-type="float" office:value="16.7048">
                <text:p>16.7048</text:p>
              </table:table-cell>
              <table:table-cell office:value-type="float" office:value="15.9783945542995">
                <text:p>15.97839455429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.075">
                <text:p>87.075</text:p>
              </table:table-cell>
              <table:table-cell office:value-type="float" office:value="15.012">
                <text:p>15.012</text:p>
              </table:table-cell>
              <table:table-cell office:value-type="float" office:value="16.8027">
                <text:p>16.8027</text:p>
              </table:table-cell>
              <table:table-cell office:value-type="float" office:value="16.0945605274441">
                <text:p>16.0945605274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.125">
                <text:p>91.125</text:p>
              </table:table-cell>
              <table:table-cell office:value-type="float" office:value="15.1672">
                <text:p>15.1672</text:p>
              </table:table-cell>
              <table:table-cell office:value-type="float" office:value="16.9166">
                <text:p>16.9166</text:p>
              </table:table-cell>
              <table:table-cell office:value-type="float" office:value="16.2054443666557">
                <text:p>16.20544436665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175">
                <text:p>95.175</text:p>
              </table:table-cell>
              <table:table-cell office:value-type="float" office:value="15.3224">
                <text:p>15.3224</text:p>
              </table:table-cell>
              <table:table-cell office:value-type="float" office:value="17.0088">
                <text:p>17.0088</text:p>
              </table:table-cell>
              <table:table-cell office:value-type="float" office:value="16.3115056152892">
                <text:p>16.31150561528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.225">
                <text:p>99.225</text:p>
              </table:table-cell>
              <table:table-cell office:value-type="float" office:value="15.4875">
                <text:p>15.4875</text:p>
              </table:table-cell>
              <table:table-cell office:value-type="float" office:value="17.0981">
                <text:p>17.0981</text:p>
              </table:table-cell>
              <table:table-cell office:value-type="float" office:value="16.4131463382174">
                <text:p>16.41314633821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.275">
                <text:p>103.275</text:p>
              </table:table-cell>
              <table:table-cell office:value-type="float" office:value="15.6475">
                <text:p>15.6475</text:p>
              </table:table-cell>
              <table:table-cell office:value-type="float" office:value="17.1915">
                <text:p>17.1915</text:p>
              </table:table-cell>
              <table:table-cell office:value-type="float" office:value="16.5107203250801">
                <text:p>16.51072032508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.325">
                <text:p>107.325</text:p>
              </table:table-cell>
              <table:table-cell office:value-type="float" office:value="15.7974">
                <text:p>15.7974</text:p>
              </table:table-cell>
              <table:table-cell office:value-type="float" office:value="17.2982">
                <text:p>17.2982</text:p>
              </table:table-cell>
              <table:table-cell office:value-type="float" office:value="16.604540522221">
                <text:p>16.6045405222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.375">
                <text:p>111.375</text:p>
              </table:table-cell>
              <table:table-cell office:value-type="float" office:value="15.9567">
                <text:p>15.9567</text:p>
              </table:table-cell>
              <table:table-cell office:value-type="float" office:value="17.4193">
                <text:p>17.4193</text:p>
              </table:table-cell>
              <table:table-cell office:value-type="float" office:value="16.6948850872951">
                <text:p>16.69488508729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425">
                <text:p>115.425</text:p>
              </table:table-cell>
              <table:table-cell office:value-type="float" office:value="16.1068">
                <text:p>16.1068</text:p>
              </table:table-cell>
              <table:table-cell office:value-type="float" office:value="17.5207">
                <text:p>17.5207</text:p>
              </table:table-cell>
              <table:table-cell office:value-type="float" office:value="16.7820023619343">
                <text:p>16.78200236193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.475">
                <text:p>119.475</text:p>
              </table:table-cell>
              <table:table-cell office:value-type="float" office:value="16.2719">
                <text:p>16.2719</text:p>
              </table:table-cell>
              <table:table-cell office:value-type="float" office:value="17.6285">
                <text:p>17.6285</text:p>
              </table:table-cell>
              <table:table-cell office:value-type="float" office:value="16.8661149864981">
                <text:p>16.86611498649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525">
                <text:p>123.525</text:p>
              </table:table-cell>
              <table:table-cell office:value-type="float" office:value="16.4676">
                <text:p>16.4676</text:p>
              </table:table-cell>
              <table:table-cell office:value-type="float" office:value="17.7381">
                <text:p>17.7381</text:p>
              </table:table-cell>
              <table:table-cell office:value-type="float" office:value="16.9474233286142">
                <text:p>16.94742332861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7.575">
                <text:p>127.575</text:p>
              </table:table-cell>
              <table:table-cell office:value-type="float" office:value="16.6469">
                <text:p>16.6469</text:p>
              </table:table-cell>
              <table:table-cell office:value-type="float" office:value="17.8512">
                <text:p>17.8512</text:p>
              </table:table-cell>
              <table:table-cell office:value-type="float" office:value="17.0261083584147">
                <text:p>17.0261083584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1.625">
                <text:p>131.625</text:p>
              </table:table-cell>
              <table:table-cell office:value-type="float" office:value="16.8124">
                <text:p>16.8124</text:p>
              </table:table-cell>
              <table:table-cell office:value-type="float" office:value="17.9518">
                <text:p>17.9518</text:p>
              </table:table-cell>
              <table:table-cell office:value-type="float" office:value="17.1023340742784">
                <text:p>17.10233407427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.675">
                <text:p>135.675</text:p>
              </table:table-cell>
              <table:table-cell office:value-type="float" office:value="16.9501">
                <text:p>16.9501</text:p>
              </table:table-cell>
              <table:table-cell office:value-type="float" office:value="18.0329">
                <text:p>18.0329</text:p>
              </table:table-cell>
              <table:table-cell office:value-type="float" office:value="17.1762495608524">
                <text:p>17.17624956085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9.725">
                <text:p>139.725</text:p>
              </table:table-cell>
              <table:table-cell office:value-type="float" office:value="17.1021">
                <text:p>17.1021</text:p>
              </table:table-cell>
              <table:table-cell office:value-type="float" office:value="18.1142">
                <text:p>18.1142</text:p>
              </table:table-cell>
              <table:table-cell office:value-type="float" office:value="17.2479907442823">
                <text:p>17.24799074428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.775">
                <text:p>143.775</text:p>
              </table:table-cell>
              <table:table-cell office:value-type="float" office:value="17.2721">
                <text:p>17.2721</text:p>
              </table:table-cell>
              <table:table-cell office:value-type="float" office:value="18.2051">
                <text:p>18.2051</text:p>
              </table:table-cell>
              <table:table-cell office:value-type="float" office:value="17.3176818965849">
                <text:p>17.3176818965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.825">
                <text:p>147.825</text:p>
              </table:table-cell>
              <table:table-cell office:value-type="float" office:value="17.4855">
                <text:p>17.4855</text:p>
              </table:table-cell>
              <table:table-cell office:value-type="float" office:value="18.2966">
                <text:p>18.2966</text:p>
              </table:table-cell>
              <table:table-cell office:value-type="float" office:value="17.3854369309924">
                <text:p>17.3854369309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.875">
                <text:p>151.875</text:p>
              </table:table-cell>
              <table:table-cell office:value-type="float" office:value="17.658">
                <text:p>17.658</text:p>
              </table:table-cell>
              <table:table-cell office:value-type="float" office:value="18.3922">
                <text:p>18.3922</text:p>
              </table:table-cell>
              <table:table-cell office:value-type="float" office:value="17.4513605221825">
                <text:p>17.4513605221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.925">
                <text:p>155.925</text:p>
              </table:table-cell>
              <table:table-cell office:value-type="float" office:value="17.8494">
                <text:p>17.8494</text:p>
              </table:table-cell>
              <table:table-cell office:value-type="float" office:value="18.4745">
                <text:p>18.4745</text:p>
              </table:table-cell>
              <table:table-cell office:value-type="float" office:value="17.5155490790541">
                <text:p>17.51554907905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9.975">
                <text:p>159.975</text:p>
              </table:table-cell>
              <table:table-cell office:value-type="float" office:value="18.008">
                <text:p>18.008</text:p>
              </table:table-cell>
              <table:table-cell office:value-type="float" office:value="18.5585">
                <text:p>18.5585</text:p>
              </table:table-cell>
              <table:table-cell office:value-type="float" office:value="17.5780915927452">
                <text:p>17.57809159274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.025">
                <text:p>164.025</text:p>
              </table:table-cell>
              <table:table-cell office:value-type="float" office:value="18.1404">
                <text:p>18.1404</text:p>
              </table:table-cell>
              <table:table-cell office:value-type="float" office:value="18.6508">
                <text:p>18.6508</text:p>
              </table:table-cell>
              <table:table-cell office:value-type="float" office:value="17.6390703786121">
                <text:p>17.6390703786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.075">
                <text:p>168.075</text:p>
              </table:table-cell>
              <table:table-cell office:value-type="float" office:value="18.2864">
                <text:p>18.2864</text:p>
              </table:table-cell>
              <table:table-cell office:value-type="float" office:value="18.7412">
                <text:p>18.7412</text:p>
              </table:table-cell>
              <table:table-cell office:value-type="float" office:value="17.6985617276954">
                <text:p>17.69856172769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.125">
                <text:p>172.125</text:p>
              </table:table-cell>
              <table:table-cell office:value-type="float" office:value="18.4579">
                <text:p>18.4579</text:p>
              </table:table-cell>
              <table:table-cell office:value-type="float" office:value="18.8241">
                <text:p>18.8241</text:p>
              </table:table-cell>
              <table:table-cell office:value-type="float" office:value="17.7566364806069">
                <text:p>17.75663648060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.175">
                <text:p>176.175</text:p>
              </table:table-cell>
              <table:table-cell office:value-type="float" office:value="18.6062">
                <text:p>18.6062</text:p>
              </table:table-cell>
              <table:table-cell office:value-type="float" office:value="18.9082">
                <text:p>18.9082</text:p>
              </table:table-cell>
              <table:table-cell office:value-type="float" office:value="17.8133605346661">
                <text:p>17.81336053466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.225">
                <text:p>180.225</text:p>
              </table:table-cell>
              <table:table-cell office:value-type="float" office:value="18.762">
                <text:p>18.762</text:p>
              </table:table-cell>
              <table:table-cell office:value-type="float" office:value="18.991">
                <text:p>18.991</text:p>
              </table:table-cell>
              <table:table-cell office:value-type="float" office:value="17.8687952933918">
                <text:p>17.86879529339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.275">
                <text:p>184.275</text:p>
              </table:table-cell>
              <table:table-cell office:value-type="float" office:value="18.923">
                <text:p>18.923</text:p>
              </table:table-cell>
              <table:table-cell office:value-type="float" office:value="19.0681">
                <text:p>19.0681</text:p>
              </table:table-cell>
              <table:table-cell office:value-type="float" office:value="17.9229980660374">
                <text:p>17.92299806603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.325">
                <text:p>188.325</text:p>
              </table:table-cell>
              <table:table-cell office:value-type="float" office:value="19.0814">
                <text:p>19.0814</text:p>
              </table:table-cell>
              <table:table-cell office:value-type="float" office:value="19.1402">
                <text:p>19.1402</text:p>
              </table:table-cell>
              <table:table-cell office:value-type="float" office:value="17.9760224236872">
                <text:p>17.97602242368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.375">
                <text:p>192.375</text:p>
              </table:table-cell>
              <table:table-cell office:value-type="float" office:value="19.2233">
                <text:p>19.2233</text:p>
              </table:table-cell>
              <table:table-cell office:value-type="float" office:value="19.1942">
                <text:p>19.1942</text:p>
              </table:table-cell>
              <table:table-cell office:value-type="float" office:value="18.0279185174611">
                <text:p>18.02791851746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.425">
                <text:p>196.425</text:p>
              </table:table-cell>
              <table:table-cell office:value-type="float" office:value="19.3061">
                <text:p>19.3061</text:p>
              </table:table-cell>
              <table:table-cell office:value-type="float" office:value="19.2301">
                <text:p>19.2301</text:p>
              </table:table-cell>
              <table:table-cell office:value-type="float" office:value="18.0787333635656">
                <text:p>18.0787333635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.475">
                <text:p>200.475</text:p>
              </table:table-cell>
              <table:table-cell office:value-type="float" office:value="19.4353">
                <text:p>19.4353</text:p>
              </table:table-cell>
              <table:table-cell office:value-type="float" office:value="19.2689">
                <text:p>19.2689</text:p>
              </table:table-cell>
              <table:table-cell office:value-type="float" office:value="18.1285110992514">
                <text:p>18.1285110992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.525">
                <text:p>204.525</text:p>
              </table:table-cell>
              <table:table-cell office:value-type="float" office:value="19.5709">
                <text:p>19.5709</text:p>
              </table:table-cell>
              <table:table-cell office:value-type="float" office:value="19.3164">
                <text:p>19.3164</text:p>
              </table:table-cell>
              <table:table-cell office:value-type="float" office:value="18.1772932131702">
                <text:p>18.17729321317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.575">
                <text:p>208.575</text:p>
              </table:table-cell>
              <table:table-cell office:value-type="float" office:value="19.7291">
                <text:p>19.7291</text:p>
              </table:table-cell>
              <table:table-cell office:value-type="float" office:value="19.3927">
                <text:p>19.3927</text:p>
              </table:table-cell>
              <table:table-cell office:value-type="float" office:value="18.2251187531418">
                <text:p>18.22511875314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.625">
                <text:p>212.625</text:p>
              </table:table-cell>
              <table:table-cell office:value-type="float" office:value="19.8915">
                <text:p>19.8915</text:p>
              </table:table-cell>
              <table:table-cell office:value-type="float" office:value="19.4602">
                <text:p>19.4602</text:p>
              </table:table-cell>
              <table:table-cell office:value-type="float" office:value="18.2720245139415">
                <text:p>18.27202451394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.675">
                <text:p>216.675</text:p>
              </table:table-cell>
              <table:table-cell office:value-type="float" office:value="20.0446">
                <text:p>20.0446</text:p>
              </table:table-cell>
              <table:table-cell office:value-type="float" office:value="19.5226">
                <text:p>19.5226</text:p>
              </table:table-cell>
              <table:table-cell office:value-type="float" office:value="18.3180452073669">
                <text:p>18.31804520736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.725">
                <text:p>220.725</text:p>
              </table:table-cell>
              <table:table-cell office:value-type="float" office:value="20.198">
                <text:p>20.198</text:p>
              </table:table-cell>
              <table:table-cell office:value-type="float" office:value="19.581">
                <text:p>19.581</text:p>
              </table:table-cell>
              <table:table-cell office:value-type="float" office:value="18.3632136165552">
                <text:p>18.36321361655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4.775">
                <text:p>224.775</text:p>
              </table:table-cell>
              <table:table-cell office:value-type="float" office:value="20.3613">
                <text:p>20.3613</text:p>
              </table:table-cell>
              <table:table-cell office:value-type="float" office:value="19.647">
                <text:p>19.647</text:p>
              </table:table-cell>
              <table:table-cell office:value-type="float" office:value="18.4075607362703">
                <text:p>18.40756073627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8.825">
                <text:p>228.825</text:p>
              </table:table-cell>
              <table:table-cell office:value-type="float" office:value="20.5008">
                <text:p>20.5008</text:p>
              </table:table-cell>
              <table:table-cell office:value-type="float" office:value="19.7238">
                <text:p>19.7238</text:p>
              </table:table-cell>
              <table:table-cell office:value-type="float" office:value="18.4511159006606">
                <text:p>18.45111590066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.875">
                <text:p>232.875</text:p>
              </table:table-cell>
              <table:table-cell office:value-type="float" office:value="20.6355">
                <text:p>20.6355</text:p>
              </table:table-cell>
              <table:table-cell office:value-type="float" office:value="19.8093">
                <text:p>19.8093</text:p>
              </table:table-cell>
              <table:table-cell office:value-type="float" office:value="18.4939068998092">
                <text:p>18.49390689980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6.925">
                <text:p>236.925</text:p>
              </table:table-cell>
              <table:table-cell office:value-type="float" office:value="20.7793">
                <text:p>20.7793</text:p>
              </table:table-cell>
              <table:table-cell office:value-type="float" office:value="19.8882">
                <text:p>19.8882</text:p>
              </table:table-cell>
              <table:table-cell office:value-type="float" office:value="18.5359600862348">
                <text:p>18.5359600862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.975">
                <text:p>240.975</text:p>
              </table:table-cell>
              <table:table-cell office:value-type="float" office:value="20.8881">
                <text:p>20.8881</text:p>
              </table:table-cell>
              <table:table-cell office:value-type="float" office:value="19.966">
                <text:p>19.966</text:p>
              </table:table-cell>
              <table:table-cell office:value-type="float" office:value="18.5773004723659">
                <text:p>18.57730047236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5.025">
                <text:p>245.025</text:p>
              </table:table-cell>
              <table:table-cell office:value-type="float" office:value="21.0133">
                <text:p>21.0133</text:p>
              </table:table-cell>
              <table:table-cell office:value-type="float" office:value="20.0426">
                <text:p>20.0426</text:p>
              </table:table-cell>
              <table:table-cell office:value-type="float" office:value="18.6179518198908">
                <text:p>18.61795181989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9.075">
                <text:p>249.075</text:p>
              </table:table-cell>
              <table:table-cell office:value-type="float" office:value="21.1382">
                <text:p>21.1382</text:p>
              </table:table-cell>
              <table:table-cell office:value-type="float" office:value="20.1168">
                <text:p>20.1168</text:p>
              </table:table-cell>
              <table:table-cell office:value-type="float" office:value="18.6579367217827">
                <text:p>18.65793672178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3.125">
                <text:p>253.125</text:p>
              </table:table-cell>
              <table:table-cell office:value-type="float" office:value="21.2684">
                <text:p>21.2684</text:p>
              </table:table-cell>
              <table:table-cell office:value-type="float" office:value="20.1874">
                <text:p>20.1874</text:p>
              </table:table-cell>
              <table:table-cell office:value-type="float" office:value="18.6972766777093">
                <text:p>18.6972766777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7.175">
                <text:p>257.175</text:p>
              </table:table-cell>
              <table:table-cell office:value-type="float" office:value="21.4015">
                <text:p>21.4015</text:p>
              </table:table-cell>
              <table:table-cell office:value-type="float" office:value="20.2594">
                <text:p>20.2594</text:p>
              </table:table-cell>
              <table:table-cell office:value-type="float" office:value="18.7359921634563">
                <text:p>18.73599216345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1.225">
                <text:p>261.225</text:p>
              </table:table-cell>
              <table:table-cell office:value-type="float" office:value="21.5052">
                <text:p>21.5052</text:p>
              </table:table-cell>
              <table:table-cell office:value-type="float" office:value="20.3341">
                <text:p>20.3341</text:p>
              </table:table-cell>
              <table:table-cell office:value-type="float" office:value="18.7741026949273">
                <text:p>18.77410269492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5.275">
                <text:p>265.275</text:p>
              </table:table-cell>
              <table:table-cell office:value-type="float" office:value="21.5892">
                <text:p>21.5892</text:p>
              </table:table-cell>
              <table:table-cell office:value-type="float" office:value="20.382">
                <text:p>20.382</text:p>
              </table:table-cell>
              <table:table-cell office:value-type="float" office:value="18.8116268872187">
                <text:p>18.8116268872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9.325">
                <text:p>269.325</text:p>
              </table:table-cell>
              <table:table-cell office:value-type="float" office:value="21.6673">
                <text:p>21.6673</text:p>
              </table:table-cell>
              <table:table-cell office:value-type="float" office:value="20.4288">
                <text:p>20.4288</text:p>
              </table:table-cell>
              <table:table-cell office:value-type="float" office:value="18.8485825092201">
                <text:p>18.84858250922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3.375">
                <text:p>273.375</text:p>
              </table:table-cell>
              <table:table-cell office:value-type="float" office:value="21.7281">
                <text:p>21.7281</text:p>
              </table:table-cell>
              <table:table-cell office:value-type="float" office:value="20.4652">
                <text:p>20.4652</text:p>
              </table:table-cell>
              <table:table-cell office:value-type="float" office:value="18.8849865341389">
                <text:p>18.88498653413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7.425">
                <text:p>277.425</text:p>
              </table:table-cell>
              <table:table-cell office:value-type="float" office:value="21.8431">
                <text:p>21.8431</text:p>
              </table:table-cell>
              <table:table-cell office:value-type="float" office:value="20.5037">
                <text:p>20.5037</text:p>
              </table:table-cell>
              <table:table-cell office:value-type="float" office:value="18.9208551863088">
                <text:p>18.92085518630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1.475">
                <text:p>281.475</text:p>
              </table:table-cell>
              <table:table-cell office:value-type="float" office:value="21.9364">
                <text:p>21.9364</text:p>
              </table:table-cell>
              <table:table-cell office:value-type="float" office:value="20.57">
                <text:p>20.57</text:p>
              </table:table-cell>
              <table:table-cell office:value-type="float" office:value="18.9562039846078">
                <text:p>18.95620398460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5.525">
                <text:p>285.525</text:p>
              </table:table-cell>
              <table:table-cell office:value-type="float" office:value="22.0341">
                <text:p>22.0341</text:p>
              </table:table-cell>
              <table:table-cell office:value-type="float" office:value="20.6349">
                <text:p>20.6349</text:p>
              </table:table-cell>
              <table:table-cell office:value-type="float" office:value="18.9910477827724">
                <text:p>18.99104778277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9.575">
                <text:p>289.575</text:p>
              </table:table-cell>
              <table:table-cell office:value-type="float" office:value="22.1276">
                <text:p>22.1276</text:p>
              </table:table-cell>
              <table:table-cell office:value-type="float" office:value="20.683">
                <text:p>20.683</text:p>
              </table:table-cell>
              <table:table-cell office:value-type="float" office:value="19.0254008068742">
                <text:p>19.0254008068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3.625">
                <text:p>293.625</text:p>
              </table:table-cell>
              <table:table-cell office:value-type="float" office:value="22.2311">
                <text:p>22.2311</text:p>
              </table:table-cell>
              <table:table-cell office:value-type="float" office:value="20.7373">
                <text:p>20.7373</text:p>
              </table:table-cell>
              <table:table-cell office:value-type="float" office:value="19.0592766901929">
                <text:p>19.05927669019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7.675">
                <text:p>297.675</text:p>
              </table:table-cell>
              <table:table-cell office:value-type="float" office:value="22.3277">
                <text:p>22.3277</text:p>
              </table:table-cell>
              <table:table-cell office:value-type="float" office:value="20.7884">
                <text:p>20.7884</text:p>
              </table:table-cell>
              <table:table-cell office:value-type="float" office:value="19.0926885057006">
                <text:p>19.0926885057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1.725">
                <text:p>301.725</text:p>
              </table:table-cell>
              <table:table-cell office:value-type="float" office:value="22.4136">
                <text:p>22.4136</text:p>
              </table:table-cell>
              <table:table-cell office:value-type="float" office:value="20.8292">
                <text:p>20.8292</text:p>
              </table:table-cell>
              <table:table-cell office:value-type="float" office:value="19.1256487963511">
                <text:p>19.12564879635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5.775">
                <text:p>305.775</text:p>
              </table:table-cell>
              <table:table-cell office:value-type="float" office:value="22.4922">
                <text:p>22.4922</text:p>
              </table:table-cell>
              <table:table-cell office:value-type="float" office:value="20.8659">
                <text:p>20.8659</text:p>
              </table:table-cell>
              <table:table-cell office:value-type="float" office:value="19.1581696033498">
                <text:p>19.15816960334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9.825">
                <text:p>309.825</text:p>
              </table:table-cell>
              <table:table-cell office:value-type="float" office:value="22.563">
                <text:p>22.563</text:p>
              </table:table-cell>
              <table:table-cell office:value-type="float" office:value="20.9006">
                <text:p>20.9006</text:p>
              </table:table-cell>
              <table:table-cell office:value-type="float" office:value="19.1902624925633">
                <text:p>19.19026249256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3.875">
                <text:p>313.875</text:p>
              </table:table-cell>
              <table:table-cell office:value-type="float" office:value="22.6528">
                <text:p>22.6528</text:p>
              </table:table-cell>
              <table:table-cell office:value-type="float" office:value="20.9725">
                <text:p>20.9725</text:p>
              </table:table-cell>
              <table:table-cell office:value-type="float" office:value="19.221938579214">
                <text:p>19.2219385792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7.925">
                <text:p>317.925</text:p>
              </table:table-cell>
              <table:table-cell office:value-type="float" office:value="22.7306">
                <text:p>22.7306</text:p>
              </table:table-cell>
              <table:table-cell office:value-type="float" office:value="21.0128">
                <text:p>21.0128</text:p>
              </table:table-cell>
              <table:table-cell office:value-type="float" office:value="19.2532085509922">
                <text:p>19.25320855099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1.975">
                <text:p>321.975</text:p>
              </table:table-cell>
              <table:table-cell office:value-type="float" office:value="22.8038">
                <text:p>22.8038</text:p>
              </table:table-cell>
              <table:table-cell office:value-type="float" office:value="21.0524">
                <text:p>21.0524</text:p>
              </table:table-cell>
              <table:table-cell office:value-type="float" office:value="19.2840826897042">
                <text:p>19.28408268970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6.025">
                <text:p>326.025</text:p>
              </table:table-cell>
              <table:table-cell office:value-type="float" office:value="22.8665">
                <text:p>22.8665</text:p>
              </table:table-cell>
              <table:table-cell office:value-type="float" office:value="21.0998">
                <text:p>21.0998</text:p>
              </table:table-cell>
              <table:table-cell office:value-type="float" office:value="19.3145708915682">
                <text:p>19.31457089156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0.075">
                <text:p>330.075</text:p>
              </table:table-cell>
              <table:table-cell office:value-type="float" office:value="22.9035">
                <text:p>22.9035</text:p>
              </table:table-cell>
              <table:table-cell office:value-type="float" office:value="21.1408">
                <text:p>21.1408</text:p>
              </table:table-cell>
              <table:table-cell office:value-type="float" office:value="19.3446826862567">
                <text:p>19.34468268625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4.125">
                <text:p>334.125</text:p>
              </table:table-cell>
              <table:table-cell office:value-type="float" office:value="22.9295">
                <text:p>22.9295</text:p>
              </table:table-cell>
              <table:table-cell office:value-type="float" office:value="21.1851">
                <text:p>21.1851</text:p>
              </table:table-cell>
              <table:table-cell office:value-type="float" office:value="19.3744272547783">
                <text:p>19.37442725477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8.175">
                <text:p>338.175</text:p>
              </table:table-cell>
              <table:table-cell office:value-type="float" office:value="23.0202">
                <text:p>23.0202</text:p>
              </table:table-cell>
              <table:table-cell office:value-type="float" office:value="21.2252">
                <text:p>21.2252</text:p>
              </table:table-cell>
              <table:table-cell office:value-type="float" office:value="19.4038134462811">
                <text:p>19.40381344628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225">
                <text:p>342.225</text:p>
              </table:table-cell>
              <table:table-cell office:value-type="float" office:value="23.081">
                <text:p>23.081</text:p>
              </table:table-cell>
              <table:table-cell office:value-type="float" office:value="21.2908">
                <text:p>21.2908</text:p>
              </table:table-cell>
              <table:table-cell office:value-type="float" office:value="19.4328497938575">
                <text:p>19.4328497938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6.275">
                <text:p>346.275</text:p>
              </table:table-cell>
              <table:table-cell office:value-type="float" office:value="23.1399">
                <text:p>23.1399</text:p>
              </table:table-cell>
              <table:table-cell office:value-type="float" office:value="21.3308">
                <text:p>21.3308</text:p>
              </table:table-cell>
              <table:table-cell office:value-type="float" office:value="19.4615445294175">
                <text:p>19.4615445294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0.325">
                <text:p>350.325</text:p>
              </table:table-cell>
              <table:table-cell office:value-type="float" office:value="23.1847">
                <text:p>23.1847</text:p>
              </table:table-cell>
              <table:table-cell office:value-type="float" office:value="21.363">
                <text:p>21.363</text:p>
              </table:table-cell>
              <table:table-cell office:value-type="float" office:value="19.4899055976982">
                <text:p>19.48990559769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4.375">
                <text:p>354.375</text:p>
              </table:table-cell>
              <table:table-cell office:value-type="float" office:value="23.2434">
                <text:p>23.2434</text:p>
              </table:table-cell>
              <table:table-cell office:value-type="float" office:value="21.4048">
                <text:p>21.4048</text:p>
              </table:table-cell>
              <table:table-cell office:value-type="float" office:value="19.5179406694683">
                <text:p>19.51794066946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8.425">
                <text:p>358.425</text:p>
              </table:table-cell>
              <table:table-cell office:value-type="float" office:value="23.2941">
                <text:p>23.2941</text:p>
              </table:table-cell>
              <table:table-cell office:value-type="float" office:value="21.4328">
                <text:p>21.4328</text:p>
              </table:table-cell>
              <table:table-cell office:value-type="float" office:value="19.5456571539813">
                <text:p>19.5456571539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2.475">
                <text:p>362.475</text:p>
              </table:table-cell>
              <table:table-cell office:value-type="float" office:value="23.3129">
                <text:p>23.3129</text:p>
              </table:table-cell>
              <table:table-cell office:value-type="float" office:value="21.4568">
                <text:p>21.4568</text:p>
              </table:table-cell>
              <table:table-cell office:value-type="float" office:value="19.5730622107299">
                <text:p>19.57306221072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6.525">
                <text:p>366.525</text:p>
              </table:table-cell>
              <table:table-cell office:value-type="float" office:value="23.3613">
                <text:p>23.3613</text:p>
              </table:table-cell>
              <table:table-cell office:value-type="float" office:value="21.4811">
                <text:p>21.4811</text:p>
              </table:table-cell>
              <table:table-cell office:value-type="float" office:value="19.6001627605471">
                <text:p>19.60016276054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0.575">
                <text:p>370.575</text:p>
              </table:table-cell>
              <table:table-cell office:value-type="float" office:value="23.4034">
                <text:p>23.4034</text:p>
              </table:table-cell>
              <table:table-cell office:value-type="float" office:value="21.5021">
                <text:p>21.5021</text:p>
              </table:table-cell>
              <table:table-cell office:value-type="float" office:value="19.6269654960974">
                <text:p>19.62696549609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4.625">
                <text:p>374.625</text:p>
              </table:table-cell>
              <table:table-cell office:value-type="float" office:value="23.4377">
                <text:p>23.4377</text:p>
              </table:table-cell>
              <table:table-cell office:value-type="float" office:value="21.5268">
                <text:p>21.5268</text:p>
              </table:table-cell>
              <table:table-cell office:value-type="float" office:value="19.6534768917971">
                <text:p>19.65347689179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8.675">
                <text:p>378.675</text:p>
              </table:table-cell>
              <table:table-cell office:value-type="float" office:value="23.4727">
                <text:p>23.4727</text:p>
              </table:table-cell>
              <table:table-cell office:value-type="float" office:value="21.5435">
                <text:p>21.5435</text:p>
              </table:table-cell>
              <table:table-cell office:value-type="float" office:value="19.6797032132027">
                <text:p>19.6797032132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2.725">
                <text:p>382.725</text:p>
              </table:table-cell>
              <table:table-cell office:value-type="float" office:value="23.4932">
                <text:p>23.4932</text:p>
              </table:table-cell>
              <table:table-cell office:value-type="float" office:value="21.5606">
                <text:p>21.5606</text:p>
              </table:table-cell>
              <table:table-cell office:value-type="float" office:value="19.7056505258979">
                <text:p>19.70565052589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6.775">
                <text:p>386.775</text:p>
              </table:table-cell>
              <table:table-cell office:value-type="float" office:value="23.5126">
                <text:p>23.5126</text:p>
              </table:table-cell>
              <table:table-cell office:value-type="float" office:value="21.5721">
                <text:p>21.5721</text:p>
              </table:table-cell>
              <table:table-cell office:value-type="float" office:value="19.731324703915">
                <text:p>19.7313247039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0.825">
                <text:p>390.825</text:p>
              </table:table-cell>
              <table:table-cell office:value-type="float" office:value="23.5306">
                <text:p>23.5306</text:p>
              </table:table-cell>
              <table:table-cell office:value-type="float" office:value="21.5786">
                <text:p>21.5786</text:p>
              </table:table-cell>
              <table:table-cell office:value-type="float" office:value="19.7567314377156">
                <text:p>19.7567314377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4.875">
                <text:p>394.875</text:p>
              </table:table-cell>
              <table:table-cell office:value-type="float" office:value="23.5506">
                <text:p>23.5506</text:p>
              </table:table-cell>
              <table:table-cell office:value-type="float" office:value="21.5855">
                <text:p>21.5855</text:p>
              </table:table-cell>
              <table:table-cell office:value-type="float" office:value="19.7818762417616">
                <text:p>19.78187624176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.925">
                <text:p>398.925</text:p>
              </table:table-cell>
              <table:table-cell office:value-type="float" office:value="23.5651">
                <text:p>23.5651</text:p>
              </table:table-cell>
              <table:table-cell office:value-type="float" office:value="21.5924">
                <text:p>21.5924</text:p>
              </table:table-cell>
              <table:table-cell office:value-type="float" office:value="19.8067644616988">
                <text:p>19.80676446169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